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1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table:style-name="ce3"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227" calcext:value-type="float">
            <text:p>3227</text:p>
          </table:table-cell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1434" calcext:value-type="float">
            <text:p>11434</text:p>
          </table:table-cell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2"/>
          <table:table-cell office:value-type="float" office:value="3767" calcext:value-type="float">
            <text:p>3767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5878" calcext:value-type="float">
            <text:p>15878</text:p>
          </table:table-cell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2"/>
          <table:table-cell office:value-type="float" office:value="3697" calcext:value-type="float">
            <text:p>3697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91" calcext:value-type="float">
            <text:p>6491</text:p>
          </table:table-cell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3984" calcext:value-type="float">
            <text:p>13984</text:p>
          </table:table-cell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15" calcext:value-type="float">
            <text:p>6615</text:p>
          </table:table-cell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38" calcext:value-type="float">
            <text:p>3638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820" calcext:value-type="float">
            <text:p>4820</text:p>
          </table:table-cell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129" calcext:value-type="float">
            <text:p>7129</text:p>
          </table:table-cell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288" calcext:value-type="float">
            <text:p>8288</text:p>
          </table:table-cell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2118" calcext:value-type="float">
            <text:p>12118</text:p>
          </table:table-cell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1943" calcext:value-type="float">
            <text:p>11943</text:p>
          </table:table-cell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float" office:value="201856" calcext:value-type="float">
            <text:p>201856</text:p>
          </table:table-cell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652" calcext:value-type="float">
            <text:p>6652</text:p>
          </table:table-cell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20" calcext:value-type="float">
            <text:p>5520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2"/>
          <table:table-cell office:value-type="float" office:value="4445" calcext:value-type="float">
            <text:p>4445</text:p>
          </table:table-cell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99" calcext:value-type="float">
            <text:p>3099</text:p>
          </table:table-cell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2503" calcext:value-type="float">
            <text:p>12503</text:p>
          </table:table-cell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122" calcext:value-type="float">
            <text:p>6122</text:p>
          </table:table-cell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685" calcext:value-type="float">
            <text:p>6685</text:p>
          </table:table-cell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406" calcext:value-type="float">
            <text:p>6406</text:p>
          </table:table-cell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3883" calcext:value-type="float">
            <text:p>3883</text:p>
          </table:table-cell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41" calcext:value-type="float">
            <text:p>4441</text:p>
          </table:table-cell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table:formula="of:=SUM([.H1165:.H1189])"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347" calcext:value-type="float">
            <text:p>3347</text:p>
          </table:table-cell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843" calcext:value-type="float">
            <text:p>11843</text:p>
          </table:table-cell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"/>
          <table:table-cell office:value-type="float" office:value="3982" calcext:value-type="float">
            <text:p>3982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568" calcext:value-type="float">
            <text:p>16568</text:p>
          </table:table-cell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2"/>
          <table:table-cell office:value-type="float" office:value="3868" calcext:value-type="float">
            <text:p>3868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79" calcext:value-type="float">
            <text:p>6679</text:p>
          </table:table-cell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275" calcext:value-type="float">
            <text:p>15275</text:p>
          </table:table-cell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06" calcext:value-type="float">
            <text:p>7206</text:p>
          </table:table-cell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88" calcext:value-type="float">
            <text:p>3788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085" calcext:value-type="float">
            <text:p>5085</text:p>
          </table:table-cell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334" calcext:value-type="float">
            <text:p>7334</text:p>
          </table:table-cell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8787" calcext:value-type="float">
            <text:p>8787</text:p>
          </table:table-cell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2845" calcext:value-type="float">
            <text:p>12845</text:p>
          </table:table-cell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12511" calcext:value-type="float">
            <text:p>12511</text:p>
          </table:table-cell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float" office:value="208383" calcext:value-type="float">
            <text:p>208383</text:p>
          </table:table-cell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889" calcext:value-type="float">
            <text:p>6889</text:p>
          </table:table-cell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5" calcext:value-type="float">
            <text:p>5515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2"/>
          <table:table-cell office:value-type="float" office:value="4599" calcext:value-type="float">
            <text:p>4599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33" calcext:value-type="float">
            <text:p>333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3037" calcext:value-type="float">
            <text:p>13037</text:p>
          </table:table-cell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474" calcext:value-type="float">
            <text:p>6474</text:p>
          </table:table-cell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09" calcext:value-type="float">
            <text:p>7109</text:p>
          </table:table-cell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532" calcext:value-type="float">
            <text:p>6532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067" calcext:value-type="float">
            <text:p>4067</text:p>
          </table:table-cell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438" calcext:value-type="float">
            <text:p>4438</text:p>
          </table:table-cell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table:formula="of:=SUM([.H1191:.H1215])"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761" calcext:value-type="float">
            <text:p>3761</text:p>
          </table:table-cell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311" calcext:value-type="float">
            <text:p>12311</text:p>
          </table:table-cell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4110" calcext:value-type="float">
            <text:p>4110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590" calcext:value-type="float">
            <text:p>17590</text:p>
          </table:table-cell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2"/>
          <table:table-cell office:value-type="float" office:value="3967" calcext:value-type="float">
            <text:p>3967</text:p>
          </table:table-cell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119" calcext:value-type="float">
            <text:p>7119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6017" calcext:value-type="float">
            <text:p>16017</text:p>
          </table:table-cell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20" calcext:value-type="float">
            <text:p>7720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452" calcext:value-type="float">
            <text:p>5452</text:p>
          </table:table-cell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7782" calcext:value-type="float">
            <text:p>7782</text:p>
          </table:table-cell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207" calcext:value-type="float">
            <text:p>9207</text:p>
          </table:table-cell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3286" calcext:value-type="float">
            <text:p>13286</text:p>
          </table:table-cell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13098" calcext:value-type="float">
            <text:p>13098</text:p>
          </table:table-cell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float" office:value="221394" calcext:value-type="float">
            <text:p>221394</text:p>
          </table:table-cell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6986" calcext:value-type="float">
            <text:p>6986</text:p>
          </table:table-cell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14" calcext:value-type="float">
            <text:p>5514</text:p>
          </table:table-cell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2"/>
          <table:table-cell office:value-type="float" office:value="4857" calcext:value-type="float">
            <text:p>4857</text:p>
          </table:table-cell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69" calcext:value-type="float">
            <text:p>3469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13782" calcext:value-type="float">
            <text:p>13782</text:p>
          </table:table-cell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14" calcext:value-type="float">
            <text:p>6914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32" calcext:value-type="float">
            <text:p>7632</text:p>
          </table:table-cell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665" calcext:value-type="float">
            <text:p>6665</text:p>
          </table:table-cell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175" calcext:value-type="float">
            <text:p>4175</text:p>
          </table:table-cell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32" calcext:value-type="float">
            <text:p>4532</text:p>
          </table:table-cell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table:formula="of:=SUM([.H1217:.H1241])"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819" calcext:value-type="float">
            <text:p>3819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655" calcext:value-type="float">
            <text:p>12655</text:p>
          </table:table-cell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4196" calcext:value-type="float">
            <text:p>4196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727" calcext:value-type="float">
            <text:p>18727</text:p>
          </table:table-cell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2"/>
          <table:table-cell office:value-type="float" office:value="4146" calcext:value-type="float">
            <text:p>4146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54" calcext:value-type="float">
            <text:p>7554</text:p>
          </table:table-cell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333" calcext:value-type="float">
            <text:p>17333</text:p>
          </table:table-cell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226" calcext:value-type="float">
            <text:p>8226</text:p>
          </table:table-cell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62" calcext:value-type="float">
            <text:p>4162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852" calcext:value-type="float">
            <text:p>5852</text:p>
          </table:table-cell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507" calcext:value-type="float">
            <text:p>9507</text:p>
          </table:table-cell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109" calcext:value-type="float">
            <text:p>10109</text:p>
          </table:table-cell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420" calcext:value-type="float">
            <text:p>14420</text:p>
          </table:table-cell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13712" calcext:value-type="float">
            <text:p>13712</text:p>
          </table:table-cell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float" office:value="227197" calcext:value-type="float">
            <text:p>227197</text:p>
          </table:table-cell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039" calcext:value-type="float">
            <text:p>7039</text:p>
          </table:table-cell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08" calcext:value-type="float">
            <text:p>5508</text:p>
          </table:table-cell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2"/>
          <table:table-cell office:value-type="float" office:value="5209" calcext:value-type="float">
            <text:p>5209</text:p>
          </table:table-cell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04" calcext:value-type="float">
            <text:p>3804</text:p>
          </table:table-cell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4275" calcext:value-type="float">
            <text:p>14275</text:p>
          </table:table-cell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41" calcext:value-type="float">
            <text:p>7641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47" calcext:value-type="float">
            <text:p>8347</text:p>
          </table:table-cell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848" calcext:value-type="float">
            <text:p>6848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4217" calcext:value-type="float">
            <text:p>4217</text:p>
          </table:table-cell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4732" calcext:value-type="float">
            <text:p>4732</text:p>
          </table:table-cell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table:formula="of:=SUM([.H1243:.H1267])"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880" calcext:value-type="float">
            <text:p>3880</text:p>
          </table:table-cell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2857" calcext:value-type="float">
            <text:p>12857</text:p>
          </table:table-cell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38" calcext:value-type="float">
            <text:p>4238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294" calcext:value-type="float">
            <text:p>19294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float" office:value="4253" calcext:value-type="float">
            <text:p>4253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507" calcext:value-type="float">
            <text:p>17507</text:p>
          </table:table-cell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10" calcext:value-type="float">
            <text:p>8410</text:p>
          </table:table-cell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69" calcext:value-type="float">
            <text:p>4269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05" calcext:value-type="float">
            <text:p>5905</text:p>
          </table:table-cell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9745" calcext:value-type="float">
            <text:p>9745</text:p>
          </table:table-cell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64" calcext:value-type="float">
            <text:p>10264</text:p>
          </table:table-cell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731" calcext:value-type="float">
            <text:p>14731</text:p>
          </table:table-cell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float" office:value="14012" calcext:value-type="float">
            <text:p>14012</text:p>
          </table:table-cell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31138" calcext:value-type="float">
            <text:p>231138</text:p>
          </table:table-cell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123" calcext:value-type="float">
            <text:p>7123</text:p>
          </table:table-cell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9" calcext:value-type="float">
            <text:p>5539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285" calcext:value-type="float">
            <text:p>5285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98" calcext:value-type="float">
            <text:p>4098</text:p>
          </table:table-cell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14674" calcext:value-type="float">
            <text:p>14674</text:p>
          </table:table-cell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7" calcext:value-type="float">
            <text:p>7907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627" calcext:value-type="float">
            <text:p>8627</text:p>
          </table:table-cell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99" calcext:value-type="float">
            <text:p>6999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283" calcext:value-type="float">
            <text:p>4283</text:p>
          </table:table-cell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4898" calcext:value-type="float">
            <text:p>4898</text:p>
          </table:table-cell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table:formula="of:=SUM([.H1269:.H1293])"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909" calcext:value-type="float">
            <text:p>3909</text:p>
          </table:table-cell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119" calcext:value-type="float">
            <text:p>13119</text:p>
          </table:table-cell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265" calcext:value-type="float">
            <text:p>4265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9708" calcext:value-type="float">
            <text:p>19708</text:p>
          </table:table-cell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float" office:value="4326" calcext:value-type="float">
            <text:p>4326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15" calcext:value-type="float">
            <text:p>7715</text:p>
          </table:table-cell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56" calcext:value-type="float">
            <text:p>8456</text:p>
          </table:table-cell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92" calcext:value-type="float">
            <text:p>429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49" calcext:value-type="float">
            <text:p>5949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/>
          <table:table-cell office:value-type="float" office:value="10046" calcext:value-type="float">
            <text:p>10046</text:p>
          </table:table-cell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09" calcext:value-type="float">
            <text:p>10309</text:p>
          </table:table-cell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4804" calcext:value-type="float">
            <text:p>14804</text:p>
          </table:table-cell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112" calcext:value-type="float">
            <text:p>14112</text:p>
          </table:table-cell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float" office:value="234545" calcext:value-type="float">
            <text:p>234545</text:p>
          </table:table-cell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284" calcext:value-type="float">
            <text:p>7284</text:p>
          </table:table-cell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35" calcext:value-type="float">
            <text:p>5535</text:p>
          </table:table-cell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09" calcext:value-type="float">
            <text:p>5309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56" calcext:value-type="float">
            <text:p>4256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14874" calcext:value-type="float">
            <text:p>14874</text:p>
          </table:table-cell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91" calcext:value-type="float">
            <text:p>8291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764" calcext:value-type="float">
            <text:p>8764</text:p>
          </table:table-cell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12" calcext:value-type="float">
            <text:p>70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363" calcext:value-type="float">
            <text:p>4363</text:p>
          </table:table-cell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151" calcext:value-type="float">
            <text:p>5151</text:p>
          </table:table-cell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table:formula="of:=SUM([.H1295:.H1319])"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89" calcext:value-type="float">
            <text:p>3989</text:p>
          </table:table-cell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3511" calcext:value-type="float">
            <text:p>13511</text:p>
          </table:table-cell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4508" calcext:value-type="float">
            <text:p>4508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44" calcext:value-type="float">
            <text:p>20644</text:p>
          </table:table-cell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4456" calcext:value-type="float">
            <text:p>4456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24" calcext:value-type="float">
            <text:p>8124</text:p>
          </table:table-cell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8393" calcext:value-type="float">
            <text:p>18393</text:p>
          </table:table-cell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155" calcext:value-type="float">
            <text:p>9155</text:p>
          </table:table-cell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16" calcext:value-type="float">
            <text:p>4516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055" calcext:value-type="float">
            <text:p>6055</text:p>
          </table:table-cell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0815" calcext:value-type="float">
            <text:p>10815</text:p>
          </table:table-cell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760" calcext:value-type="float">
            <text:p>10760</text:p>
          </table:table-cell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452" calcext:value-type="float">
            <text:p>15452</text:p>
          </table:table-cell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4471" calcext:value-type="float">
            <text:p>14471</text:p>
          </table:table-cell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float" office:value="241795" calcext:value-type="float">
            <text:p>241795</text:p>
          </table:table-cell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16" calcext:value-type="float">
            <text:p>5716</text:p>
          </table:table-cell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2"/>
          <table:table-cell office:value-type="float" office:value="5381" calcext:value-type="float">
            <text:p>5381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56" calcext:value-type="float">
            <text:p>4456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268" calcext:value-type="float">
            <text:p>15268</text:p>
          </table:table-cell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250" calcext:value-type="float">
            <text:p>9250</text:p>
          </table:table-cell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212" calcext:value-type="float">
            <text:p>7212</text:p>
          </table:table-cell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429" calcext:value-type="float">
            <text:p>4429</text:p>
          </table:table-cell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298" calcext:value-type="float">
            <text:p>5298</text:p>
          </table:table-cell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table:formula="of:=SUM([.H1321:.H1345])"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139" calcext:value-type="float">
            <text:p>4139</text:p>
          </table:table-cell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3911" calcext:value-type="float">
            <text:p>13911</text:p>
          </table:table-cell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4785" calcext:value-type="float">
            <text:p>478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1506" calcext:value-type="float">
            <text:p>21506</text:p>
          </table:table-cell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4628" calcext:value-type="float">
            <text:p>4628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464" calcext:value-type="float">
            <text:p>8464</text:p>
          </table:table-cell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9264" calcext:value-type="float">
            <text:p>19264</text:p>
          </table:table-cell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63" calcext:value-type="float">
            <text:p>10363</text:p>
          </table:table-cell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771" calcext:value-type="float">
            <text:p>4771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224" calcext:value-type="float">
            <text:p>6224</text:p>
          </table:table-cell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1865" calcext:value-type="float">
            <text:p>11865</text:p>
          </table:table-cell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227" calcext:value-type="float">
            <text:p>11227</text:p>
          </table:table-cell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747" calcext:value-type="float">
            <text:p>15747</text:p>
          </table:table-cell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4691" calcext:value-type="float">
            <text:p>14691</text:p>
          </table:table-cell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/>
          <table:table-cell office:value-type="float" office:value="250220" calcext:value-type="float">
            <text:p>250220</text:p>
          </table:table-cell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711" calcext:value-type="float">
            <text:p>7711</text:p>
          </table:table-cell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91" calcext:value-type="float">
            <text:p>5791</text:p>
          </table:table-cell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5484" calcext:value-type="float">
            <text:p>5484</text:p>
          </table:table-cell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566" calcext:value-type="float">
            <text:p>4566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5633" calcext:value-type="float">
            <text:p>15633</text:p>
          </table:table-cell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97" calcext:value-type="float">
            <text:p>9097</text:p>
          </table:table-cell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513" calcext:value-type="float">
            <text:p>9513</text:p>
          </table:table-cell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373" calcext:value-type="float">
            <text:p>7373</text:p>
          </table:table-cell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4607" calcext:value-type="float">
            <text:p>4607</text:p>
          </table:table-cell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5416" calcext:value-type="float">
            <text:p>5416</text:p>
          </table:table-cell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table:formula="of:=SUM([.H1347:.H1371])" office:value-type="float" office:value="476996" calcext:value-type="float">
            <text:p>4769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50" calcext:value-type="float">
            <text:p>4250</text:p>
          </table:table-cell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4293" calcext:value-type="float">
            <text:p>14293</text:p>
          </table:table-cell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4919" calcext:value-type="float">
            <text:p>4919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018" calcext:value-type="float">
            <text:p>22018</text:p>
          </table:table-cell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4721" calcext:value-type="float">
            <text:p>4721</text:p>
          </table:table-cell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20453" calcext:value-type="float">
            <text:p>20453</text:p>
          </table:table-cell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38" calcext:value-type="float">
            <text:p>10238</text:p>
          </table:table-cell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15" calcext:value-type="float">
            <text:p>5115</text:p>
          </table:table-cell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996" calcext:value-type="float">
            <text:p>5996</text:p>
          </table:table-cell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1765" calcext:value-type="float">
            <text:p>11765</text:p>
          </table:table-cell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67" calcext:value-type="float">
            <text:p>10467</text:p>
          </table:table-cell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5211" calcext:value-type="float">
            <text:p>15211</text:p>
          </table:table-cell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13883" calcext:value-type="float">
            <text:p>13883</text:p>
          </table:table-cell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/>
          <table:table-cell office:value-type="float" office:value="276944" calcext:value-type="float">
            <text:p>276944</text:p>
          </table:table-cell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01" calcext:value-type="float">
            <text:p>6701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6155" calcext:value-type="float">
            <text:p>6155</text:p>
          </table:table-cell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47" calcext:value-type="float">
            <text:p>4947</text:p>
          </table:table-cell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5864" calcext:value-type="float">
            <text:p>15864</text:p>
          </table:table-cell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747" calcext:value-type="float">
            <text:p>8747</text:p>
          </table:table-cell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659" calcext:value-type="float">
            <text:p>9659</text:p>
          </table:table-cell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56" calcext:value-type="float">
            <text:p>7656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974" calcext:value-type="float">
            <text:p>4974</text:p>
          </table:table-cell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527" calcext:value-type="float">
            <text:p>5527</text:p>
          </table:table-cell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table:formula="of:=SUM([.H1373:.H1397])"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265" calcext:value-type="float">
            <text:p>4265</text:p>
          </table:table-cell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4625" calcext:value-type="float">
            <text:p>14625</text:p>
          </table:table-cell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5014" calcext:value-type="float">
            <text:p>5014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226" calcext:value-type="float">
            <text:p>23226</text:p>
          </table:table-cell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97" calcext:value-type="float">
            <text:p>4897</text:p>
          </table:table-cell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528" calcext:value-type="float">
            <text:p>8528</text:p>
          </table:table-cell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21102" calcext:value-type="float">
            <text:p>21102</text:p>
          </table:table-cell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803" calcext:value-type="float">
            <text:p>10803</text:p>
          </table:table-cell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327" calcext:value-type="float">
            <text:p>5327</text:p>
          </table:table-cell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170" calcext:value-type="float">
            <text:p>6170</text:p>
          </table:table-cell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136" calcext:value-type="float">
            <text:p>12136</text:p>
          </table:table-cell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943" calcext:value-type="float">
            <text:p>10943</text:p>
          </table:table-cell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6086" calcext:value-type="float">
            <text:p>16086</text:p>
          </table:table-cell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298" calcext:value-type="float">
            <text:p>14298</text:p>
          </table:table-cell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283478" calcext:value-type="float">
            <text:p>283478</text:p>
          </table:table-cell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8168" calcext:value-type="float">
            <text:p>8168</text:p>
          </table:table-cell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87" calcext:value-type="float">
            <text:p>6687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6410" calcext:value-type="float">
            <text:p>6410</text:p>
          </table:table-cell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012" calcext:value-type="float">
            <text:p>5012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154" calcext:value-type="float">
            <text:p>16154</text:p>
          </table:table-cell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834" calcext:value-type="float">
            <text:p>883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110" calcext:value-type="float">
            <text:p>10110</text:p>
          </table:table-cell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726" calcext:value-type="float">
            <text:p>7726</text:p>
          </table:table-cell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112" calcext:value-type="float">
            <text:p>5112</text:p>
          </table:table-cell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777" calcext:value-type="float">
            <text:p>5777</text:p>
          </table:table-cell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table:formula="of:=SUM([.H1399:.H1423])"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385" calcext:value-type="float">
            <text:p>4385</text:p>
          </table:table-cell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5536" calcext:value-type="float">
            <text:p>15536</text:p>
          </table:table-cell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5111" calcext:value-type="float">
            <text:p>5111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4810" calcext:value-type="float">
            <text:p>24810</text:p>
          </table:table-cell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018" calcext:value-type="float">
            <text:p>5018</text:p>
          </table:table-cell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929" calcext:value-type="float">
            <text:p>8929</text:p>
          </table:table-cell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2426" calcext:value-type="float">
            <text:p>22426</text:p>
          </table:table-cell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295" calcext:value-type="float">
            <text:p>11295</text:p>
          </table:table-cell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406" calcext:value-type="float">
            <text:p>5406</text:p>
          </table:table-cell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411" calcext:value-type="float">
            <text:p>6411</text:p>
          </table:table-cell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2701" calcext:value-type="float">
            <text:p>12701</text:p>
          </table:table-cell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89" calcext:value-type="float">
            <text:p>11589</text:p>
          </table:table-cell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7289" calcext:value-type="float">
            <text:p>17289</text:p>
          </table:table-cell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4911" calcext:value-type="float">
            <text:p>14911</text:p>
          </table:table-cell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/>
          <table:table-cell office:value-type="float" office:value="293638" calcext:value-type="float">
            <text:p>293638</text:p>
          </table:table-cell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8485" calcext:value-type="float">
            <text:p>8485</text:p>
          </table:table-cell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763" calcext:value-type="float">
            <text:p>6763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6609" calcext:value-type="float">
            <text:p>6609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122" calcext:value-type="float">
            <text:p>5122</text:p>
          </table:table-cell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453" calcext:value-type="float">
            <text:p>16453</text:p>
          </table:table-cell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102" calcext:value-type="float">
            <text:p>9102</text:p>
          </table:table-cell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462" calcext:value-type="float">
            <text:p>10462</text:p>
          </table:table-cell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986" calcext:value-type="float">
            <text:p>7986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357" calcext:value-type="float">
            <text:p>5357</text:p>
          </table:table-cell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147" calcext:value-type="float">
            <text:p>6147</text:p>
          </table:table-cell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table:formula="of:=SUM([.H1425:.H1449])"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407" calcext:value-type="float">
            <text:p>4407</text:p>
          </table:table-cell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6166" calcext:value-type="float">
            <text:p>16166</text:p>
          </table:table-cell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43" calcext:value-type="float">
            <text:p>5143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891" calcext:value-type="float">
            <text:p>25891</text:p>
          </table:table-cell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01" calcext:value-type="float">
            <text:p>5101</text:p>
          </table:table-cell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71" calcext:value-type="float">
            <text:p>9071</text:p>
          </table:table-cell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010" calcext:value-type="float">
            <text:p>23010</text:p>
          </table:table-cell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04" calcext:value-type="float">
            <text:p>11704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60" calcext:value-type="float">
            <text:p>5560</text:p>
          </table:table-cell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05" calcext:value-type="float">
            <text:p>6605</text:p>
          </table:table-cell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13079" calcext:value-type="float">
            <text:p>13079</text:p>
          </table:table-cell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082" calcext:value-type="float">
            <text:p>12082</text:p>
          </table:table-cell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8538" calcext:value-type="float">
            <text:p>18538</text:p>
          </table:table-cell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5477" calcext:value-type="float">
            <text:p>15477</text:p>
          </table:table-cell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float" office:value="301970" calcext:value-type="float">
            <text:p>301970</text:p>
          </table:table-cell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8645" calcext:value-type="float">
            <text:p>8645</text:p>
          </table:table-cell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61" calcext:value-type="float">
            <text:p>6961</text:p>
          </table:table-cell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53" calcext:value-type="float">
            <text:p>6753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260" calcext:value-type="float">
            <text:p>5260</text:p>
          </table:table-cell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16702" calcext:value-type="float">
            <text:p>16702</text:p>
          </table:table-cell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285" calcext:value-type="float">
            <text:p>9285</text:p>
          </table:table-cell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651" calcext:value-type="float">
            <text:p>10651</text:p>
          </table:table-cell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275" calcext:value-type="float">
            <text:p>8275</text:p>
          </table:table-cell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594" calcext:value-type="float">
            <text:p>5594</text:p>
          </table:table-cell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410" calcext:value-type="float">
            <text:p>6410</text:p>
          </table:table-cell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table:formula="of:=SUM([.H1451:.H1475])"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04" calcext:value-type="float">
            <text:p>4404</text:p>
          </table:table-cell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float" office:value="16628" calcext:value-type="float">
            <text:p>16628</text:p>
          </table:table-cell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5159" calcext:value-type="float">
            <text:p>5159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426" calcext:value-type="float">
            <text:p>26426</text:p>
          </table:table-cell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82" calcext:value-type="float">
            <text:p>5182</text:p>
          </table:table-cell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089" calcext:value-type="float">
            <text:p>9089</text:p>
          </table:table-cell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379" calcext:value-type="float">
            <text:p>23379</text:p>
          </table:table-cell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773" calcext:value-type="float">
            <text:p>11773</text:p>
          </table:table-cell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13" calcext:value-type="float">
            <text:p>5613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682" calcext:value-type="float">
            <text:p>6682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3284" calcext:value-type="float">
            <text:p>13284</text:p>
          </table:table-cell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19049" calcext:value-type="float">
            <text:p>19049</text:p>
          </table:table-cell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332" calcext:value-type="float">
            <text:p>16332</text:p>
          </table:table-cell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/>
          <table:table-cell office:value-type="float" office:value="305643" calcext:value-type="float">
            <text:p>305643</text:p>
          </table:table-cell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8835" calcext:value-type="float">
            <text:p>8835</text:p>
          </table:table-cell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41" calcext:value-type="float">
            <text:p>7041</text:p>
          </table:table-cell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2"/>
          <table:table-cell office:value-type="float" office:value="6784" calcext:value-type="float">
            <text:p>6784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385" calcext:value-type="float">
            <text:p>5385</text:p>
          </table:table-cell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6822" calcext:value-type="float">
            <text:p>16822</text:p>
          </table:table-cell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407" calcext:value-type="float">
            <text:p>9407</text:p>
          </table:table-cell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796" calcext:value-type="float">
            <text:p>10796</text:p>
          </table:table-cell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362" calcext:value-type="float">
            <text:p>8362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608" calcext:value-type="float">
            <text:p>5608</text:p>
          </table:table-cell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249" calcext:value-type="float">
            <text:p>6249</text:p>
          </table:table-cell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table:formula="of:=SUM([.H1477:.H1501])"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468" calcext:value-type="float">
            <text:p>4468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415" calcext:value-type="float">
            <text:p>17415</text:p>
          </table:table-cell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5247" calcext:value-type="float">
            <text:p>5247</text:p>
          </table:table-cell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8222" calcext:value-type="float">
            <text:p>28222</text:p>
          </table:table-cell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401" calcext:value-type="float">
            <text:p>5401</text:p>
          </table:table-cell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354" calcext:value-type="float">
            <text:p>9354</text:p>
          </table:table-cell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float" office:value="24105" calcext:value-type="float">
            <text:p>24105</text:p>
          </table:table-cell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031" calcext:value-type="float">
            <text:p>12031</text:p>
          </table:table-cell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707" calcext:value-type="float">
            <text:p>5707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847" calcext:value-type="float">
            <text:p>6847</text:p>
          </table:table-cell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14067" calcext:value-type="float">
            <text:p>14067</text:p>
          </table:table-cell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94" calcext:value-type="float">
            <text:p>13394</text:p>
          </table:table-cell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0024" calcext:value-type="float">
            <text:p>20024</text:p>
          </table:table-cell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float" office:value="16873" calcext:value-type="float">
            <text:p>16873</text:p>
          </table:table-cell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309905" calcext:value-type="float">
            <text:p>309905</text:p>
          </table:table-cell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8712" calcext:value-type="float">
            <text:p>8712</text:p>
          </table:table-cell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86" calcext:value-type="float">
            <text:p>7286</text:p>
          </table:table-cell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970" calcext:value-type="float">
            <text:p>6970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501" calcext:value-type="float">
            <text:p>5501</text:p>
          </table:table-cell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7004" calcext:value-type="float">
            <text:p>17004</text:p>
          </table:table-cell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730" calcext:value-type="float">
            <text:p>9730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807" calcext:value-type="float">
            <text:p>10807</text:p>
          </table:table-cell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540" calcext:value-type="float">
            <text:p>8540</text:p>
          </table:table-cell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5873" calcext:value-type="float">
            <text:p>5873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616" calcext:value-type="float">
            <text:p>6616</text:p>
          </table:table-cell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table:formula="of:=SUM([.H1503:.H1527])"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10" calcext:value-type="float">
            <text:p>4610</text:p>
          </table:table-cell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7938" calcext:value-type="float">
            <text:p>17938</text:p>
          </table:table-cell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5376" calcext:value-type="float">
            <text:p>5376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9906" calcext:value-type="float">
            <text:p>29906</text:p>
          </table:table-cell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507" calcext:value-type="float">
            <text:p>5507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693" calcext:value-type="float">
            <text:p>9693</text:p>
          </table:table-cell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5173" calcext:value-type="float">
            <text:p>25173</text:p>
          </table:table-cell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32" calcext:value-type="float">
            <text:p>12932</text:p>
          </table:table-cell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07" calcext:value-type="float">
            <text:p>6007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60" calcext:value-type="float">
            <text:p>7060</text:p>
          </table:table-cell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4536" calcext:value-type="float">
            <text:p>14536</text:p>
          </table:table-cell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274" calcext:value-type="float">
            <text:p>14274</text:p>
          </table:table-cell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1224" calcext:value-type="float">
            <text:p>21224</text:p>
          </table:table-cell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float" office:value="17311" calcext:value-type="float">
            <text:p>17311</text:p>
          </table:table-cell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float" office:value="328179" calcext:value-type="float">
            <text:p>328179</text:p>
          </table:table-cell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float" office:value="9339" calcext:value-type="float">
            <text:p>9339</text:p>
          </table:table-cell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446" calcext:value-type="float">
            <text:p>7446</text:p>
          </table:table-cell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2"/>
          <table:table-cell office:value-type="float" office:value="7643" calcext:value-type="float">
            <text:p>7643</text:p>
          </table:table-cell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94" calcext:value-type="float">
            <text:p>5794</text:p>
          </table:table-cell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7565" calcext:value-type="float">
            <text:p>17565</text:p>
          </table:table-cell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130" calcext:value-type="float">
            <text:p>10130</text:p>
          </table:table-cell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572" calcext:value-type="float">
            <text:p>1157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202" calcext:value-type="float">
            <text:p>9202</text:p>
          </table:table-cell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061" calcext:value-type="float">
            <text:p>6061</text:p>
          </table:table-cell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925" calcext:value-type="float">
            <text:p>6925</text:p>
          </table:table-cell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table:formula="of:=SUM([.H1529:.H1553])"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81" calcext:value-type="float">
            <text:p>4681</text:p>
          </table:table-cell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18773" calcext:value-type="float">
            <text:p>18773</text:p>
          </table:table-cell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2"/>
          <table:table-cell office:value-type="float" office:value="5553" calcext:value-type="float">
            <text:p>5553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1801" calcext:value-type="float">
            <text:p>31801</text:p>
          </table:table-cell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77" calcext:value-type="float">
            <text:p>5677</text:p>
          </table:table-cell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209" calcext:value-type="float">
            <text:p>10209</text:p>
          </table:table-cell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5802" calcext:value-type="float">
            <text:p>25802</text:p>
          </table:table-cell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731" calcext:value-type="float">
            <text:p>13731</text:p>
          </table:table-cell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208" calcext:value-type="float">
            <text:p>6208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47" calcext:value-type="float">
            <text:p>7347</text:p>
          </table:table-cell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5560" calcext:value-type="float">
            <text:p>15560</text:p>
          </table:table-cell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15" calcext:value-type="float">
            <text:p>15015</text:p>
          </table:table-cell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2571" calcext:value-type="float">
            <text:p>22571</text:p>
          </table:table-cell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838" calcext:value-type="float">
            <text:p>17838</text:p>
          </table:table-cell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332690" calcext:value-type="float">
            <text:p>332690</text:p>
          </table:table-cell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9098" calcext:value-type="float">
            <text:p>9098</text:p>
          </table:table-cell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office:value-type="float" office:value="8782" calcext:value-type="float">
            <text:p>8782</text:p>
          </table:table-cell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35" calcext:value-type="float">
            <text:p>6035</text:p>
          </table:table-cell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float" office:value="17840" calcext:value-type="float">
            <text:p>17840</text:p>
          </table:table-cell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87" calcext:value-type="float">
            <text:p>10487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811" calcext:value-type="float">
            <text:p>11811</text:p>
          </table:table-cell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604" calcext:value-type="float">
            <text:p>9604</text:p>
          </table:table-cell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254" calcext:value-type="float">
            <text:p>6254</text:p>
          </table:table-cell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40" calcext:value-type="float">
            <text:p>6940</text:p>
          </table:table-cell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table:formula="of:=SUM([.H1555:.H1579])"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743" calcext:value-type="float">
            <text:p>4743</text:p>
          </table:table-cell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18962" calcext:value-type="float">
            <text:p>18962</text:p>
          </table:table-cell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5597" calcext:value-type="float">
            <text:p>5597</text:p>
          </table:table-cell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2585" calcext:value-type="float">
            <text:p>32585</text:p>
          </table:table-cell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724" calcext:value-type="float">
            <text:p>5724</text:p>
          </table:table-cell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413" calcext:value-type="float">
            <text:p>10413</text:p>
          </table:table-cell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6286" calcext:value-type="float">
            <text:p>26286</text:p>
          </table:table-cell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034" calcext:value-type="float">
            <text:p>14034</text:p>
          </table:table-cell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20" calcext:value-type="float">
            <text:p>6320</text:p>
          </table:table-cell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378" calcext:value-type="float">
            <text:p>7378</text:p>
          </table:table-cell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5879" calcext:value-type="float">
            <text:p>15879</text:p>
          </table:table-cell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093" calcext:value-type="float">
            <text:p>15093</text:p>
          </table:table-cell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3081" calcext:value-type="float">
            <text:p>23081</text:p>
          </table:table-cell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8083" calcext:value-type="float">
            <text:p>18083</text:p>
          </table:table-cell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338913" calcext:value-type="float">
            <text:p>338913</text:p>
          </table:table-cell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9217" calcext:value-type="float">
            <text:p>9217</text:p>
          </table:table-cell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475" calcext:value-type="float">
            <text:p>7475</text:p>
          </table:table-cell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2"/>
          <table:table-cell office:value-type="float" office:value="9085" calcext:value-type="float">
            <text:p>9085</text:p>
          </table:table-cell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133" calcext:value-type="float">
            <text:p>6133</text:p>
          </table:table-cell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float" office:value="18124" calcext:value-type="float">
            <text:p>18124</text:p>
          </table:table-cell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539" calcext:value-type="float">
            <text:p>10539</text:p>
          </table:table-cell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172" calcext:value-type="float">
            <text:p>12172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799" calcext:value-type="float">
            <text:p>9799</text:p>
          </table:table-cell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267" calcext:value-type="float">
            <text:p>6267</text:p>
          </table:table-cell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6926" calcext:value-type="float">
            <text:p>6926</text:p>
          </table:table-cell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table:formula="of:=SUM([.H1581:.H1605])"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920" calcext:value-type="float">
            <text:p>4920</text:p>
          </table:table-cell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0026" calcext:value-type="float">
            <text:p>20026</text:p>
          </table:table-cell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office:value-type="float" office:value="6023" calcext:value-type="float">
            <text:p>6023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4917" calcext:value-type="float">
            <text:p>34917</text:p>
          </table:table-cell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029" calcext:value-type="float">
            <text:p>6029</text:p>
          </table:table-cell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079" calcext:value-type="float">
            <text:p>11079</text:p>
          </table:table-cell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float" office:value="27498" calcext:value-type="float">
            <text:p>27498</text:p>
          </table:table-cell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865" calcext:value-type="float">
            <text:p>14865</text:p>
          </table:table-cell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591" calcext:value-type="float">
            <text:p>6591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742" calcext:value-type="float">
            <text:p>7742</text:p>
          </table:table-cell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17021" calcext:value-type="float">
            <text:p>17021</text:p>
          </table:table-cell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785" calcext:value-type="float">
            <text:p>15785</text:p>
          </table:table-cell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4148" calcext:value-type="float">
            <text:p>24148</text:p>
          </table:table-cell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9209" calcext:value-type="float">
            <text:p>19209</text:p>
          </table:table-cell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/>
          <table:table-cell office:value-type="float" office:value="354595" calcext:value-type="float">
            <text:p>354595</text:p>
          </table:table-cell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9411" calcext:value-type="float">
            <text:p>9411</text:p>
          </table:table-cell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646" calcext:value-type="float">
            <text:p>7646</text:p>
          </table:table-cell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2"/>
          <table:table-cell office:value-type="float" office:value="10966" calcext:value-type="float">
            <text:p>10966</text:p>
          </table:table-cell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467" calcext:value-type="float">
            <text:p>6467</text:p>
          </table:table-cell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9123" calcext:value-type="float">
            <text:p>19123</text:p>
          </table:table-cell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1229" calcext:value-type="float">
            <text:p>11229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646" calcext:value-type="float">
            <text:p>12646</text:p>
          </table:table-cell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312" calcext:value-type="float">
            <text:p>10312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6839" calcext:value-type="float">
            <text:p>6839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table:formula="of:=SUM([.H1607:.H1631])"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150" calcext:value-type="float">
            <text:p>5150</text:p>
          </table:table-cell>
          <table:table-cell office:value-type="float" office:value="114" calcext:value-type="float">
            <text:p>114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832" calcext:value-type="float">
            <text:p>283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0801" calcext:value-type="float">
            <text:p>20801</text:p>
          </table:table-cell>
          <table:table-cell office:value-type="float" office:value="566" calcext:value-type="float">
            <text:p>56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6289" calcext:value-type="float">
            <text:p>6289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01" calcext:value-type="float">
            <text:p>25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8467" calcext:value-type="float">
            <text:p>38467</text:p>
          </table:table-cell>
          <table:table-cell office:value-type="float" office:value="469" calcext:value-type="float">
            <text:p>469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25" calcext:value-type="float">
            <text:p>6425</text:p>
          </table:table-cell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836" calcext:value-type="float">
            <text:p>11836</text:p>
          </table:table-cell>
          <table:table-cell office:value-type="float" office:value="163" calcext:value-type="float">
            <text:p>163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58" calcext:value-type="float">
            <text:p>8558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28602" calcext:value-type="float">
            <text:p>28602</text:p>
          </table:table-cell>
          <table:table-cell office:value-type="float" office:value="2126" calcext:value-type="float">
            <text:p>2126</text:p>
          </table:table-cell>
          <table:table-cell office:value-type="float" office:value="6432" calcext:value-type="float">
            <text:p>6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708" calcext:value-type="float">
            <text:p>15708</text:p>
          </table:table-cell>
          <table:table-cell office:value-type="float" office:value="105" calcext:value-type="float">
            <text:p>105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15" calcext:value-type="float">
            <text:p>6815</text:p>
          </table:table-cell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72" calcext:value-type="float">
            <text:p>8072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153" calcext:value-type="float">
            <text:p>215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17334" calcext:value-type="float">
            <text:p>17334</text:p>
          </table:table-cell>
          <table:table-cell office:value-type="float" office:value="521" calcext:value-type="float">
            <text:p>521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6577" calcext:value-type="float">
            <text:p>16577</text:p>
          </table:table-cell>
          <table:table-cell office:value-type="float" office:value="260" calcext:value-type="float">
            <text:p>260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023" calcext:value-type="float">
            <text:p>3023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5883" calcext:value-type="float">
            <text:p>25883</text:p>
          </table:table-cell>
          <table:table-cell office:value-type="float" office:value="624" calcext:value-type="float">
            <text:p>624</text:p>
          </table:table-cell>
          <table:table-cell office:value-type="float" office:value="2399" calcext:value-type="float">
            <text:p>2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075" calcext:value-type="float">
            <text:p>6075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float" office:value="20614" calcext:value-type="float">
            <text:p>20614</text:p>
          </table:table-cell>
          <table:table-cell office:value-type="float" office:value="1227" calcext:value-type="float">
            <text:p>1227</text:p>
          </table:table-cell>
          <table:table-cell office:value-type="float" office:value="4848" calcext:value-type="float">
            <text:p>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75716" calcext:value-type="float">
            <text:p>75716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64428" calcext:value-type="float">
            <text:p>364428</text:p>
          </table:table-cell>
          <table:table-cell office:value-type="float" office:value="22092" calcext:value-type="float">
            <text:p>22092</text:p>
          </table:table-cell>
          <table:table-cell office:value-type="float" office:value="53624" calcext:value-type="float">
            <text:p>5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91" calcext:value-type="float">
            <text:p>3391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9996" calcext:value-type="float">
            <text:p>9996</text:p>
          </table:table-cell>
          <table:table-cell office:value-type="float" office:value="2051" calcext:value-type="float">
            <text:p>2051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898" calcext:value-type="float">
            <text:p>7898</text:p>
          </table:table-cell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279" calcext:value-type="float">
            <text:p>12279</text:p>
          </table:table-cell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07" calcext:value-type="float">
            <text:p>6907</text:p>
          </table:table-cell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219" calcext:value-type="float">
            <text:p>4219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762" calcext:value-type="float">
            <text:p>19762</text:p>
          </table:table-cell>
          <table:table-cell office:value-type="float" office:value="451" calcext:value-type="float">
            <text:p>451</text:p>
          </table:table-cell>
          <table:table-cell office:value-type="float" office:value="3768" calcext:value-type="float">
            <text:p>3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159" calcext:value-type="float">
            <text:p>12159</text:p>
          </table:table-cell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3349" calcext:value-type="float">
            <text:p>13349</text:p>
          </table:table-cell>
          <table:table-cell office:value-type="float" office:value="245" calcext:value-type="float">
            <text:p>245</text:p>
          </table:table-cell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30" calcext:value-type="float">
            <text:p>10730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184" calcext:value-type="float">
            <text:p>7184</text:p>
          </table:table-cell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41" calcext:value-type="float">
            <text:p>2941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743" calcext:value-type="float">
            <text:p>7743</text:p>
          </table:table-cell>
          <table:table-cell office:value-type="float" office:value="449" calcext:value-type="float">
            <text:p>449</text:p>
          </table:table-cell>
          <table:table-cell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4" calcext:value-type="date">
            <text:p>2020-05-24</text:p>
          </table:table-cell>
          <table:table-cell table:formula="of:=SUM([.E1633:.E1657])" office:value-type="float" office:value="119959" calcext:value-type="float">
            <text:p>119959</text:p>
          </table:table-cell>
          <table:table-cell table:formula="of:=SUM([.F1633:.F1657])"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  <table:table-cell table:formula="of:=SUM([.H1633:.H1657])" office:value-type="float" office:value="701008" calcext:value-type="float">
            <text:p>701008</text:p>
          </table:table-cell>
          <table:table-cell table:formula="of:=SUM([.I1633:.I1657])" office:value-type="float" office:value="32127" calcext:value-type="float">
            <text:p>32127</text:p>
          </table:table-cell>
          <table:table-cell table:formula="of:=SUM([.J1633:.J1657])" office:value-type="float" office:value="87832" calcext:value-type="float">
            <text:p>87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269" calcext:value-type="float">
            <text:p>5269</text:p>
          </table:table-cell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842" calcext:value-type="float">
            <text:p>2842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21458" calcext:value-type="float">
            <text:p>21458</text:p>
          </table:table-cell>
          <table:table-cell office:value-type="float" office:value="576" calcext:value-type="float">
            <text:p>57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6464" calcext:value-type="float">
            <text:p>6464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3" calcext:value-type="float">
            <text:p>26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9884" calcext:value-type="float">
            <text:p>39884</text:p>
          </table:table-cell>
          <table:table-cell office:value-type="float" office:value="491" calcext:value-type="float">
            <text:p>491</text:p>
          </table:table-cell>
          <table:table-cell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619" calcext:value-type="float">
            <text:p>6619</text:p>
          </table:table-cell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272" calcext:value-type="float">
            <text:p>12272</text:p>
          </table:table-cell>
          <table:table-cell office:value-type="float" office:value="169" calcext:value-type="float">
            <text:p>169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726" calcext:value-type="float">
            <text:p>8726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9290" calcext:value-type="float">
            <text:p>29290</text:p>
          </table:table-cell>
          <table:table-cell office:value-type="float" office:value="2212" calcext:value-type="float">
            <text:p>2212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971" calcext:value-type="float">
            <text:p>15971</text:p>
          </table:table-cell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98" calcext:value-type="float">
            <text:p>6898</text:p>
          </table:table-cell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268" calcext:value-type="float">
            <text:p>8268</text:p>
          </table:table-cell>
          <table:table-cell office:value-type="float" office:value="35" calcext:value-type="float">
            <text:p>35</text:p>
          </table:table-cell>
          <table:table-cell office:value-type="float" office:value="657" calcext:value-type="float">
            <text:p>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119" calcext:value-type="float">
            <text:p>2119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7653" calcext:value-type="float">
            <text:p>17653</text:p>
          </table:table-cell>
          <table:table-cell office:value-type="float" office:value="533" calcext:value-type="float">
            <text:p>533</text:p>
          </table:table-cell>
          <table:table-cell office:value-type="float" office:value="1586" calcext:value-type="float">
            <text:p>1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038" calcext:value-type="float">
            <text:p>17038</text:p>
          </table:table-cell>
          <table:table-cell office:value-type="float" office:value="260" calcext:value-type="float">
            <text:p>26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78" calcext:value-type="float">
            <text:p>3178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6487" calcext:value-type="float">
            <text:p>26487</text:p>
          </table:table-cell>
          <table:table-cell office:value-type="float" office:value="673" calcext:value-type="float">
            <text:p>673</text:p>
          </table:table-cell>
          <table:table-cell office:value-type="float" office:value="2505" calcext:value-type="float">
            <text:p>2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217" calcext:value-type="float">
            <text:p>6217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float" office:value="20862" calcext:value-type="float">
            <text:p>20862</text:p>
          </table:table-cell>
          <table:table-cell office:value-type="float" office:value="1308" calcext:value-type="float">
            <text:p>1308</text:p>
          </table:table-cell>
          <table:table-cell office:value-type="float" office:value="4909" calcext:value-type="float">
            <text:p>4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77486" calcext:value-type="float">
            <text:p>77486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float" office:value="372194" calcext:value-type="float">
            <text:p>372194</text:p>
          </table:table-cell>
          <table:table-cell office:value-type="float" office:value="22701" calcext:value-type="float">
            <text:p>22701</text:p>
          </table:table-cell>
          <table:table-cell office:value-type="float" office:value="54785" calcext:value-type="float">
            <text:p>54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24" calcext:value-type="float">
            <text:p>3524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10260" calcext:value-type="float">
            <text:p>10260</text:p>
          </table:table-cell>
          <table:table-cell office:value-type="float" office:value="2166" calcext:value-type="float">
            <text:p>2166</text:p>
          </table:table-cell>
          <table:table-cell office:value-type="float" office:value="1358" calcext:value-type="float">
            <text:p>1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993" calcext:value-type="float">
            <text:p>7993</text:p>
          </table:table-cell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965" calcext:value-type="float">
            <text:p>12965</text:p>
          </table:table-cell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128" calcext:value-type="float">
            <text:p>7128</text:p>
          </table:table-cell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457" calcext:value-type="float">
            <text:p>5457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9298" calcext:value-type="float">
            <text:p>19298</text:p>
          </table:table-cell>
          <table:table-cell office:value-type="float" office:value="455" calcext:value-type="float">
            <text:p>455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536" calcext:value-type="float">
            <text:p>12536</text:p>
          </table:table-cell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3665" calcext:value-type="float">
            <text:p>13665</text:p>
          </table:table-cell>
          <table:table-cell office:value-type="float" office:value="245" calcext:value-type="float">
            <text:p>245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223" calcext:value-type="float">
            <text:p>11223</text:p>
          </table:table-cell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074" calcext:value-type="float">
            <text:p>1074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322" calcext:value-type="float">
            <text:p>7322</text:p>
          </table:table-cell>
          <table:table-cell office:value-type="float" office:value="163" calcext:value-type="float">
            <text:p>163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7926" calcext:value-type="float">
            <text:p>7926</text:p>
          </table:table-cell>
          <table:table-cell office:value-type="float" office:value="449" calcext:value-type="float">
            <text:p>449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5" calcext:value-type="date">
            <text:p>2020-05-25</text:p>
          </table:table-cell>
          <table:table-cell table:formula="of:=SUM([.E1659:.E1683])" office:value-type="float" office:value="123979" calcext:value-type="float">
            <text:p>123979</text:p>
          </table:table-cell>
          <table:table-cell table:formula="of:=SUM([.F1659:.F1683])" office:value-type="float" office:value="3629" calcext:value-type="float">
            <text:p>3629</text:p>
          </table:table-cell>
          <table:table-cell office:value-type="float" office:value="50949" calcext:value-type="float">
            <text:p>50949</text:p>
          </table:table-cell>
          <table:table-cell table:formula="of:=SUM([.H1659:.H1683])" office:value-type="float" office:value="716943" calcext:value-type="float">
            <text:p>716943</text:p>
          </table:table-cell>
          <table:table-cell table:formula="of:=SUM([.I1659:.I1683])" office:value-type="float" office:value="33136" calcext:value-type="float">
            <text:p>33136</text:p>
          </table:table-cell>
          <table:table-cell table:formula="of:=SUM([.J1659:.J1683])" office:value-type="float" office:value="90843" calcext:value-type="float">
            <text:p>908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11" calcext:value-type="float">
            <text:p>5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484" calcext:value-type="float">
            <text:p>5484</text:p>
          </table:table-cell>
          <table:table-cell office:value-type="float" office:value="115" calcext:value-type="float">
            <text:p>115</text:p>
          </table:table-cell>
          <table:table-cell office:value-type="float" office:value="396" calcext:value-type="float">
            <text:p>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49" calcext:value-type="float">
            <text:p>3249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21888" calcext:value-type="float">
            <text:p>21888</text:p>
          </table:table-cell>
          <table:table-cell office:value-type="float" office:value="580" calcext:value-type="float">
            <text:p>580</text:p>
          </table:table-cell>
          <table:table-cell office:value-type="float" office:value="2669" calcext:value-type="float">
            <text:p>2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46" calcext:value-type="float">
            <text:p>146</text:p>
          </table:table-cell>
          <table:table-cell table:number-columns-repeated="2"/>
          <table:table-cell office:value-type="float" office:value="6693" calcext:value-type="float">
            <text:p>6693</text:p>
          </table:table-cell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694" calcext:value-type="float">
            <text:p>2694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2992" calcext:value-type="float">
            <text:p>42992</text:p>
          </table:table-cell>
          <table:table-cell office:value-type="float" office:value="527" calcext:value-type="float">
            <text:p>527</text:p>
          </table:table-cell>
          <table:table-cell office:value-type="float" office:value="2167" calcext:value-type="float">
            <text:p>2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05" calcext:value-type="float">
            <text:p>60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54" calcext:value-type="float">
            <text:p>6954</text:p>
          </table:table-cell>
          <table:table-cell office:value-type="float" office:value="261" calcext:value-type="float">
            <text:p>261</text:p>
          </table:table-cell>
          <table:table-cell office:value-type="float" office:value="344" calcext:value-type="float">
            <text:p>3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991" calcext:value-type="float">
            <text:p>12991</text:p>
          </table:table-cell>
          <table:table-cell office:value-type="float" office:value="176" calcext:value-type="float">
            <text:p>176</text:p>
          </table:table-cell>
          <table:table-cell office:value-type="float" office:value="449" calcext:value-type="float">
            <text:p>4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9122" calcext:value-type="float">
            <text:p>9122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30780" calcext:value-type="float">
            <text:p>30780</text:p>
          </table:table-cell>
          <table:table-cell office:value-type="float" office:value="2247" calcext:value-type="float">
            <text:p>2247</text:p>
          </table:table-cell>
          <table:table-cell office:value-type="float" office:value="6875" calcext:value-type="float">
            <text:p>6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690" calcext:value-type="float">
            <text:p>16690</text:p>
          </table:table-cell>
          <table:table-cell office:value-type="float" office:value="113" calcext:value-type="float">
            <text:p>113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133" calcext:value-type="float">
            <text:p>7133</text:p>
          </table:table-cell>
          <table:table-cell office:value-type="float" office:value="42" calcext:value-type="float">
            <text:p>42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59" calcext:value-type="float">
            <text:p>8559</text:p>
          </table:table-cell>
          <table:table-cell office:value-type="float" office:value="35" calcext:value-type="float">
            <text:p>35</text:p>
          </table:table-cell>
          <table:table-cell office:value-type="float" office:value="681" calcext:value-type="float">
            <text:p>6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2363" calcext:value-type="float">
            <text:p>2363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18214" calcext:value-type="float">
            <text:p>18214</text:p>
          </table:table-cell>
          <table:table-cell office:value-type="float" office:value="567" calcext:value-type="float">
            <text:p>567</text:p>
          </table:table-cell>
          <table:table-cell office:value-type="float" office:value="1796" calcext:value-type="float">
            <text:p>17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521" calcext:value-type="float">
            <text:p>152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7692" calcext:value-type="float">
            <text:p>17692</text:p>
          </table:table-cell>
          <table:table-cell office:value-type="float" office:value="275" calcext:value-type="float">
            <text:p>275</text:p>
          </table:table-cell>
          <table:table-cell office:value-type="float" office:value="1246" calcext:value-type="float">
            <text:p>12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09" calcext:value-type="float">
            <text:p>3309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float" office:value="27667" calcext:value-type="float">
            <text:p>27667</text:p>
          </table:table-cell>
          <table:table-cell office:value-type="float" office:value="685" calcext:value-type="float">
            <text:p>685</text:p>
          </table:table-cell>
          <table:table-cell office:value-type="float" office:value="2624" calcext:value-type="float">
            <text:p>2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6453" calcext:value-type="float">
            <text:p>6453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21463" calcext:value-type="float">
            <text:p>21463</text:p>
          </table:table-cell>
          <table:table-cell office:value-type="float" office:value="1335" calcext:value-type="float">
            <text:p>1335</text:p>
          </table:table-cell>
          <table:table-cell office:value-type="float" office:value="5118" calcext:value-type="float">
            <text:p>5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80882" calcext:value-type="float">
            <text:p>80882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float" office:value="386040" calcext:value-type="float">
            <text:p>386040</text:p>
          </table:table-cell>
          <table:table-cell office:value-type="float" office:value="23131" calcext:value-type="float">
            <text:p>23131</text:p>
          </table:table-cell>
          <table:table-cell office:value-type="float" office:value="57751" calcext:value-type="float">
            <text:p>57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720" calcext:value-type="float">
            <text:p>3720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0660" calcext:value-type="float">
            <text:p>10660</text:p>
          </table:table-cell>
          <table:table-cell office:value-type="float" office:value="2197" calcext:value-type="float">
            <text:p>2197</text:p>
          </table:table-cell>
          <table:table-cell office:value-type="float" office:value="1523" calcext:value-type="float">
            <text:p>1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79" calcext:value-type="float">
            <text:p>8179</text:p>
          </table:table-cell>
          <table:table-cell office:value-type="float" office:value="71" calcext:value-type="float">
            <text:p>71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551" calcext:value-type="float">
            <text:p>13551</text:p>
          </table:table-cell>
          <table:table-cell office:value-type="float" office:value="7" calcext:value-type="float">
            <text:p>7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408" calcext:value-type="float">
            <text:p>40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393" calcext:value-type="float">
            <text:p>7393</text:p>
          </table:table-cell>
          <table:table-cell office:value-type="float" office:value="37" calcext:value-type="float">
            <text:p>37</text:p>
          </table:table-cell>
          <table:table-cell office:value-type="float" office:value="371" calcext:value-type="float">
            <text:p>3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5457" calcext:value-type="float">
            <text:p>545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20367" calcext:value-type="float">
            <text:p>20367</text:p>
          </table:table-cell>
          <table:table-cell office:value-type="float" office:value="457" calcext:value-type="float">
            <text:p>457</text:p>
          </table:table-cell>
          <table:table-cell office:value-type="float" office:value="5000" calcext:value-type="float">
            <text:p>5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201" calcext:value-type="float">
            <text:p>13201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03" calcext:value-type="float">
            <text:p>100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4200" calcext:value-type="float">
            <text:p>14200</text:p>
          </table:table-cell>
          <table:table-cell office:value-type="float" office:value="245" calcext:value-type="float">
            <text:p>245</text:p>
          </table:table-cell>
          <table:table-cell office:value-type="float" office:value="758" calcext:value-type="float">
            <text:p>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1648" calcext:value-type="float">
            <text:p>11648</text:p>
          </table:table-cell>
          <table:table-cell office:value-type="float" office:value="41" calcext:value-type="float">
            <text:p>41</text:p>
          </table:table-cell>
          <table:table-cell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091" calcext:value-type="float">
            <text:p>1091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24" calcext:value-type="float">
            <text:p>7424</text:p>
          </table:table-cell>
          <table:table-cell office:value-type="float" office:value="163" calcext:value-type="float">
            <text:p>163</text:p>
          </table:table-cell>
          <table:table-cell office:value-type="float" office:value="928" calcext:value-type="float">
            <text:p>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107" calcext:value-type="float">
            <text:p>8107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6" calcext:value-type="date">
            <text:p>2020-05-26</text:p>
          </table:table-cell>
          <table:table-cell table:formula="of:=SUM([.E1685:.E1709])" office:value-type="float" office:value="129751" calcext:value-type="float">
            <text:p>129751</text:p>
          </table:table-cell>
          <table:table-cell table:formula="of:=SUM([.F1685:.F1709])" office:value-type="float" office:value="3788" calcext:value-type="float">
            <text:p>3788</text:p>
          </table:table-cell>
          <table:table-cell office:value-type="float" office:value="52906" calcext:value-type="float">
            <text:p>52906</text:p>
          </table:table-cell>
          <table:table-cell table:formula="of:=SUM([.H1685:.H1709])" office:value-type="float" office:value="745970" calcext:value-type="float">
            <text:p>745970</text:p>
          </table:table-cell>
          <table:table-cell table:formula="of:=SUM([.I1685:.I1709])" office:value-type="float" office:value="33782" calcext:value-type="float">
            <text:p>33782</text:p>
          </table:table-cell>
          <table:table-cell table:formula="of:=SUM([.J1685:.J1709])" office:value-type="float" office:value="95969" calcext:value-type="float">
            <text:p>959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533" calcext:value-type="float">
            <text:p>53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834" calcext:value-type="float">
            <text:p>5834</text:p>
          </table:table-cell>
          <table:table-cell office:value-type="float" office:value="114" calcext:value-type="float">
            <text:p>114</text:p>
          </table:table-cell>
          <table:table-cell office:value-type="float" office:value="419" calcext:value-type="float">
            <text:p>4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196" calcext:value-type="float">
            <text:p>3196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22951" calcext:value-type="float">
            <text:p>22951</text:p>
          </table:table-cell>
          <table:table-cell office:value-type="float" office:value="594" calcext:value-type="float">
            <text:p>594</text:p>
          </table:table-cell>
          <table:table-cell office:value-type="float" office:value="2602" calcext:value-type="float">
            <text:p>26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6940" calcext:value-type="float">
            <text:p>6940</text:p>
          </table:table-cell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787" calcext:value-type="float">
            <text:p>278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4696" calcext:value-type="float">
            <text:p>44696</text:p>
          </table:table-cell>
          <table:table-cell office:value-type="float" office:value="539" calcext:value-type="float">
            <text:p>539</text:p>
          </table:table-cell>
          <table:table-cell office:value-type="float" office:value="2248" calcext:value-type="float">
            <text:p>2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22" calcext:value-type="float">
            <text:p>6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58" calcext:value-type="float">
            <text:p>7158</text:p>
          </table:table-cell>
          <table:table-cell office:value-type="float" office:value="264" calcext:value-type="float">
            <text:p>264</text:p>
          </table:table-cell>
          <table:table-cell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45" calcext:value-type="float">
            <text:p>64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3697" calcext:value-type="float">
            <text:p>13697</text:p>
          </table:table-cell>
          <table:table-cell office:value-type="float" office:value="182" calcext:value-type="float">
            <text:p>182</text:p>
          </table:table-cell>
          <table:table-cell office:value-type="float" office:value="463" calcext:value-type="float">
            <text:p>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9495" calcext:value-type="float">
            <text:p>9495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31645" calcext:value-type="float">
            <text:p>31645</text:p>
          </table:table-cell>
          <table:table-cell office:value-type="float" office:value="2291" calcext:value-type="float">
            <text:p>2291</text:p>
          </table:table-cell>
          <table:table-cell office:value-type="float" office:value="7204" calcext:value-type="float">
            <text:p>7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456" calcext:value-type="float">
            <text:p>17456</text:p>
          </table:table-cell>
          <table:table-cell office:value-type="float" office:value="116" calcext:value-type="float">
            <text:p>116</text:p>
          </table:table-cell>
          <table:table-cell office:value-type="float" office:value="783" calcext:value-type="float">
            <text:p>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4" calcext:value-type="float">
            <text:p>7344</text:p>
          </table:table-cell>
          <table:table-cell office:value-type="float" office:value="42" calcext:value-type="float">
            <text:p>42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741" calcext:value-type="float">
            <text:p>74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927" calcext:value-type="float">
            <text:p>8927</text:p>
          </table:table-cell>
          <table:table-cell office:value-type="float" office:value="35" calcext:value-type="float">
            <text:p>35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2476" calcext:value-type="float">
            <text:p>2476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18973" calcext:value-type="float">
            <text:p>18973</text:p>
          </table:table-cell>
          <table:table-cell office:value-type="float" office:value="581" calcext:value-type="float">
            <text:p>581</text:p>
          </table:table-cell>
          <table:table-cell office:value-type="float" office:value="1895" calcext:value-type="float">
            <text:p>18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578" calcext:value-type="float">
            <text:p>157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8325" calcext:value-type="float">
            <text:p>18325</text:p>
          </table:table-cell>
          <table:table-cell office:value-type="float" office:value="277" calcext:value-type="float">
            <text:p>277</text:p>
          </table:table-cell>
          <table:table-cell office:value-type="float" office:value="1301" calcext:value-type="float">
            <text:p>13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523" calcext:value-type="float">
            <text:p>3523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float" office:value="29200" calcext:value-type="float">
            <text:p>29200</text:p>
          </table:table-cell>
          <table:table-cell office:value-type="float" office:value="721" calcext:value-type="float">
            <text:p>721</text:p>
          </table:table-cell>
          <table:table-cell office:value-type="float" office:value="2802" calcext:value-type="float">
            <text:p>28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732" calcext:value-type="float">
            <text:p>6732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float" office:value="22555" calcext:value-type="float">
            <text:p>22555</text:p>
          </table:table-cell>
          <table:table-cell office:value-type="float" office:value="1338" calcext:value-type="float">
            <text:p>1338</text:p>
          </table:table-cell>
          <table:table-cell office:value-type="float" office:value="5394" calcext:value-type="float">
            <text:p>5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84994" calcext:value-type="float">
            <text:p>84994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float" office:value="394092" calcext:value-type="float">
            <text:p>394092</text:p>
          </table:table-cell>
          <table:table-cell office:value-type="float" office:value="23761" calcext:value-type="float">
            <text:p>23761</text:p>
          </table:table-cell>
          <table:table-cell office:value-type="float" office:value="61233" calcext:value-type="float">
            <text:p>61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16" calcext:value-type="float">
            <text:p>3816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1186" calcext:value-type="float">
            <text:p>11186</text:p>
          </table:table-cell>
          <table:table-cell office:value-type="float" office:value="2210" calcext:value-type="float">
            <text:p>2210</text:p>
          </table:table-cell>
          <table:table-cell office:value-type="float" office:value="1606" calcext:value-type="float">
            <text:p>1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88" calcext:value-type="float">
            <text:p>3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489" calcext:value-type="float">
            <text:p>8489</text:p>
          </table:table-cell>
          <table:table-cell office:value-type="float" office:value="71" calcext:value-type="float">
            <text:p>71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45" calcext:value-type="float">
            <text:p>14145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416" calcext:value-type="float">
            <text:p>4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02" calcext:value-type="float">
            <text:p>7702</text:p>
          </table:table-cell>
          <table:table-cell office:value-type="float" office:value="37" calcext:value-type="float">
            <text:p>37</text:p>
          </table:table-cell>
          <table:table-cell office:value-type="float" office:value="379" calcext:value-type="float">
            <text:p>3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6039" calcext:value-type="float">
            <text:p>6039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float" office:value="21357" calcext:value-type="float">
            <text:p>21357</text:p>
          </table:table-cell>
          <table:table-cell office:value-type="float" office:value="465" calcext:value-type="float">
            <text:p>465</text:p>
          </table:table-cell>
          <table:table-cell office:value-type="float" office:value="5574" calcext:value-type="float">
            <text:p>5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747" calcext:value-type="float">
            <text:p>13747</text:p>
          </table:table-cell>
          <table:table-cell office:value-type="float" office:value="15" calcext:value-type="float">
            <text:p>15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037" calcext:value-type="float">
            <text:p>1037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4756" calcext:value-type="float">
            <text:p>14756</text:p>
          </table:table-cell>
          <table:table-cell office:value-type="float" office:value="245" calcext:value-type="float">
            <text:p>245</text:p>
          </table:table-cell>
          <table:table-cell office:value-type="float" office:value="792" calcext:value-type="float">
            <text:p>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138" calcext:value-type="float">
            <text:p>12138</text:p>
          </table:table-cell>
          <table:table-cell office:value-type="float" office:value="53" calcext:value-type="float">
            <text:p>53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115" calcext:value-type="float">
            <text:p>111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556" calcext:value-type="float">
            <text:p>7556</text:p>
          </table:table-cell>
          <table:table-cell office:value-type="float" office:value="163" calcext:value-type="float">
            <text:p>163</text:p>
          </table:table-cell>
          <table:table-cell office:value-type="float" office:value="952" calcext:value-type="float">
            <text:p>9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3238" calcext:value-type="float">
            <text:p>3238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8504" calcext:value-type="float">
            <text:p>8504</text:p>
          </table:table-cell>
          <table:table-cell office:value-type="float" office:value="449" calcext:value-type="float">
            <text:p>449</text:p>
          </table:table-cell>
          <table:table-cell office:value-type="float" office:value="2789" calcext:value-type="float">
            <text:p>27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7" calcext:value-type="date">
            <text:p>2020-05-27</text:p>
          </table:table-cell>
          <table:table-cell table:formula="of:=SUM([.E1711:.E1735])" office:value-type="float" office:value="135905" calcext:value-type="float">
            <text:p>135905</text:p>
          </table:table-cell>
          <table:table-cell table:formula="of:=SUM([.F1711:.F1735])" office:value-type="float" office:value="3983" calcext:value-type="float">
            <text:p>3983</text:p>
          </table:table-cell>
          <table:table-cell office:value-type="float" office:value="56169" calcext:value-type="float">
            <text:p>56169</text:p>
          </table:table-cell>
          <table:table-cell table:formula="of:=SUM([.H1711:.H1735])" office:value-type="float" office:value="769373" calcext:value-type="float">
            <text:p>769373</text:p>
          </table:table-cell>
          <table:table-cell table:formula="of:=SUM([.I1711:.I1735])" office:value-type="float" office:value="34581" calcext:value-type="float">
            <text:p>34581</text:p>
          </table:table-cell>
          <table:table-cell table:formula="of:=SUM([.J1711:.J1735])" office:value-type="float" office:value="101324" calcext:value-type="float">
            <text:p>101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546" calcext:value-type="float">
            <text:p>54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018" calcext:value-type="float">
            <text:p>6018</text:p>
          </table:table-cell>
          <table:table-cell office:value-type="float" office:value="118" calcext:value-type="float">
            <text:p>118</text:p>
          </table:table-cell>
          <table:table-cell office:value-type="float" office:value="428" calcext:value-type="float">
            <text:p>4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455" calcext:value-type="float">
            <text:p>3455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float" office:value="23162" calcext:value-type="float">
            <text:p>23162</text:p>
          </table:table-cell>
          <table:table-cell office:value-type="float" office:value="630" calcext:value-type="float">
            <text:p>630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7002" calcext:value-type="float">
            <text:p>7002</text:p>
          </table:table-cell>
          <table:table-cell office:value-type="float" office:value="11" calcext:value-type="float">
            <text:p>11</text:p>
          </table:table-cell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921" calcext:value-type="float">
            <text:p>29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8420" calcext:value-type="float">
            <text:p>48420</text:p>
          </table:table-cell>
          <table:table-cell office:value-type="float" office:value="588" calcext:value-type="float">
            <text:p>588</text:p>
          </table:table-cell>
          <table:table-cell office:value-type="float" office:value="2333" calcext:value-type="float">
            <text:p>2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39" calcext:value-type="float">
            <text:p>63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172" calcext:value-type="float">
            <text:p>7172</text:p>
          </table:table-cell>
          <table:table-cell office:value-type="float" office:value="269" calcext:value-type="float">
            <text:p>269</text:p>
          </table:table-cell>
          <table:table-cell office:value-type="float" office:value="370" calcext:value-type="float">
            <text:p>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318" calcext:value-type="float">
            <text:p>14318</text:p>
          </table:table-cell>
          <table:table-cell office:value-type="float" office:value="188" calcext:value-type="float">
            <text:p>188</text:p>
          </table:table-cell>
          <table:table-cell office:value-type="float" office:value="481" calcext:value-type="float">
            <text:p>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953" calcext:value-type="float">
            <text:p>9953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32529" calcext:value-type="float">
            <text:p>32529</text:p>
          </table:table-cell>
          <table:table-cell office:value-type="float" office:value="2347" calcext:value-type="float">
            <text:p>2347</text:p>
          </table:table-cell>
          <table:table-cell office:value-type="float" office:value="7606" calcext:value-type="float">
            <text:p>7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813" calcext:value-type="float">
            <text:p>178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40" calcext:value-type="float">
            <text:p>7340</text:p>
          </table:table-cell>
          <table:table-cell office:value-type="float" office:value="42" calcext:value-type="float">
            <text:p>42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80" calcext:value-type="float">
            <text:p>78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987" calcext:value-type="float">
            <text:p>8987</text:p>
          </table:table-cell>
          <table:table-cell office:value-type="float" office:value="39" calcext:value-type="float">
            <text:p>39</text:p>
          </table:table-cell>
          <table:table-cell office:value-type="float" office:value="741" calcext:value-type="float">
            <text:p>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2662" calcext:value-type="float">
            <text:p>266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9520" calcext:value-type="float">
            <text:p>19520</text:p>
          </table:table-cell>
          <table:table-cell office:value-type="float" office:value="617" calcext:value-type="float">
            <text:p>617</text:p>
          </table:table-cell>
          <table:table-cell office:value-type="float" office:value="2045" calcext:value-type="float">
            <text:p>20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75" calcext:value-type="float">
            <text:p>167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8352" calcext:value-type="float">
            <text:p>18352</text:p>
          </table:table-cell>
          <table:table-cell office:value-type="float" office:value="301" calcext:value-type="float">
            <text:p>301</text:p>
          </table:table-cell>
          <table:table-cell office:value-type="float" office:value="1374" calcext:value-type="float">
            <text:p>1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818" calcext:value-type="float">
            <text:p>381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30871" calcext:value-type="float">
            <text:p>30871</text:p>
          </table:table-cell>
          <table:table-cell office:value-type="float" office:value="745" calcext:value-type="float">
            <text:p>745</text:p>
          </table:table-cell>
          <table:table-cell office:value-type="float" office:value="3073" calcext:value-type="float">
            <text:p>3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7020" calcext:value-type="float">
            <text:p>702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22782" calcext:value-type="float">
            <text:p>22782</text:p>
          </table:table-cell>
          <table:table-cell office:value-type="float" office:value="1374" calcext:value-type="float">
            <text:p>137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87478" calcext:value-type="float">
            <text:p>87478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float" office:value="401723" calcext:value-type="float">
            <text:p>401723</text:p>
          </table:table-cell>
          <table:table-cell office:value-type="float" office:value="24418" calcext:value-type="float">
            <text:p>24418</text:p>
          </table:table-cell>
          <table:table-cell office:value-type="float" office:value="63060" calcext:value-type="float">
            <text:p>63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959" calcext:value-type="float">
            <text:p>3959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float" office:value="11445" calcext:value-type="float">
            <text:p>11445</text:p>
          </table:table-cell>
          <table:table-cell office:value-type="float" office:value="2227" calcext:value-type="float">
            <text:p>2227</text:p>
          </table:table-cell>
          <table:table-cell office:value-type="float" office:value="1732" calcext:value-type="float">
            <text:p>17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02" calcext:value-type="float">
            <text:p>40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50" calcext:value-type="float">
            <text:p>8550</text:p>
          </table:table-cell>
          <table:table-cell office:value-type="float" office:value="71" calcext:value-type="float">
            <text:p>71</text:p>
          </table:table-cell>
          <table:table-cell office:value-type="float" office:value="331" calcext:value-type="float">
            <text:p>3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875" calcext:value-type="float">
            <text:p>14875</text:p>
          </table:table-cell>
          <table:table-cell office:value-type="float" office:value="7" calcext:value-type="float">
            <text:p>7</text:p>
          </table:table-cell>
          <table:table-cell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426" calcext:value-type="float">
            <text:p>42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792" calcext:value-type="float">
            <text:p>7792</text:p>
          </table:table-cell>
          <table:table-cell office:value-type="float" office:value="37" calcext:value-type="float">
            <text:p>37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6942" calcext:value-type="float">
            <text:p>6942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20691" calcext:value-type="float">
            <text:p>20691</text:p>
          </table:table-cell>
          <table:table-cell office:value-type="float" office:value="465" calcext:value-type="float">
            <text:p>465</text:p>
          </table:table-cell>
          <table:table-cell office:value-type="float" office:value="6477" calcext:value-type="float">
            <text:p>6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4301" calcext:value-type="float">
            <text:p>14301</text:p>
          </table:table-cell>
          <table:table-cell office:value-type="float" office:value="17" calcext:value-type="float">
            <text:p>17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093" calcext:value-type="float">
            <text:p>109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245" calcext:value-type="float">
            <text:p>245</text:p>
          </table:table-cell>
          <table:table-cell office:value-type="float" office:value="848" calcext:value-type="float">
            <text:p>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64" calcext:value-type="float">
            <text:p>12764</text:p>
          </table:table-cell>
          <table:table-cell office:value-type="float" office:value="53" calcext:value-type="float">
            <text:p>53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219" calcext:value-type="float">
            <text:p>121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452" calcext:value-type="float">
            <text:p>7452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3530" calcext:value-type="float">
            <text:p>353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8439" calcext:value-type="float">
            <text:p>8439</text:p>
          </table:table-cell>
          <table:table-cell office:value-type="float" office:value="542" calcext:value-type="float">
            <text:p>542</text:p>
          </table:table-cell>
          <table:table-cell office:value-type="float" office:value="2988" calcext:value-type="float">
            <text:p>2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8" calcext:value-type="date">
            <text:p>2020-05-28</text:p>
          </table:table-cell>
          <table:table-cell table:formula="of:=SUM([.E1737:.E1761])" office:value-type="float" office:value="141779" calcext:value-type="float">
            <text:p>141779</text:p>
          </table:table-cell>
          <table:table-cell table:formula="of:=SUM([.F1737:.F1761])" office:value-type="float" office:value="4099" calcext:value-type="float">
            <text:p>4099</text:p>
          </table:table-cell>
          <table:table-cell office:value-type="float" office:value="59442" calcext:value-type="float">
            <text:p>59442</text:p>
          </table:table-cell>
          <table:table-cell table:formula="of:=SUM([.H1737:.H1761])" office:value-type="float" office:value="787018" calcext:value-type="float">
            <text:p>787018</text:p>
          </table:table-cell>
          <table:table-cell table:formula="of:=SUM([.I1737:.I1761])" office:value-type="float" office:value="35632" calcext:value-type="float">
            <text:p>35632</text:p>
          </table:table-cell>
          <table:table-cell table:formula="of:=SUM([.J1737:.J1761])" office:value-type="float" office:value="106147" calcext:value-type="float">
            <text:p>106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563" calcext:value-type="float">
            <text:p>5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162" calcext:value-type="float">
            <text:p>6162</text:p>
          </table:table-cell>
          <table:table-cell office:value-type="float" office:value="118" calcext:value-type="float">
            <text:p>118</text:p>
          </table:table-cell>
          <table:table-cell office:value-type="float" office:value="445" calcext:value-type="float">
            <text:p>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384" calcext:value-type="float">
            <text:p>3384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763" calcext:value-type="float">
            <text:p>23763</text:p>
          </table:table-cell>
          <table:table-cell office:value-type="float" office:value="658" calcext:value-type="float">
            <text:p>658</text:p>
          </table:table-cell>
          <table:table-cell office:value-type="float" office:value="2726" calcext:value-type="float">
            <text:p>27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72" calcext:value-type="float">
            <text:p>7272</text:p>
          </table:table-cell>
          <table:table-cell office:value-type="float" office:value="11" calcext:value-type="float">
            <text:p>11</text:p>
          </table:table-cell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146" calcext:value-type="float">
            <text:p>3146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2333" calcext:value-type="float">
            <text:p>52333</text:p>
          </table:table-cell>
          <table:table-cell office:value-type="float" office:value="613" calcext:value-type="float">
            <text:p>613</text:p>
          </table:table-cell>
          <table:table-cell office:value-type="float" office:value="2533" calcext:value-type="float">
            <text:p>2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679" calcext:value-type="float">
            <text:p>67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285" calcext:value-type="float">
            <text:p>7285</text:p>
          </table:table-cell>
          <table:table-cell office:value-type="float" office:value="273" calcext:value-type="float">
            <text:p>273</text:p>
          </table:table-cell>
          <table:table-cell office:value-type="float" office:value="406" calcext:value-type="float">
            <text:p>4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5051" calcext:value-type="float">
            <text:p>15051</text:p>
          </table:table-cell>
          <table:table-cell office:value-type="float" office:value="196" calcext:value-type="float">
            <text:p>196</text:p>
          </table:table-cell>
          <table:table-cell office:value-type="float" office:value="504" calcext:value-type="float">
            <text:p>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0781" calcext:value-type="float">
            <text:p>10781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32879" calcext:value-type="float">
            <text:p>32879</text:p>
          </table:table-cell>
          <table:table-cell office:value-type="float" office:value="2473" calcext:value-type="float">
            <text:p>2473</text:p>
          </table:table-cell>
          <table:table-cell office:value-type="float" office:value="8308" calcext:value-type="float">
            <text:p>8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16" calcext:value-type="float">
            <text:p>91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8613" calcext:value-type="float">
            <text:p>18613</text:p>
          </table:table-cell>
          <table:table-cell office:value-type="float" office:value="118" calcext:value-type="float">
            <text:p>118</text:p>
          </table:table-cell>
          <table:table-cell office:value-type="float" office:value="798" calcext:value-type="float">
            <text:p>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387" calcext:value-type="float">
            <text:p>7387</text:p>
          </table:table-cell>
          <table:table-cell office:value-type="float" office:value="42" calcext:value-type="float">
            <text:p>42</text:p>
          </table:table-cell>
          <table:table-cell office:value-type="float" office:value="365" calcext:value-type="float">
            <text:p>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577" calcext:value-type="float">
            <text:p>9577</text:p>
          </table:table-cell>
          <table:table-cell office:value-type="float" office:value="41" calcext:value-type="float">
            <text:p>41</text:p>
          </table:table-cell>
          <table:table-cell office:value-type="float" office:value="770" calcext:value-type="float">
            <text:p>7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2691" calcext:value-type="float">
            <text:p>2691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float" office:value="20678" calcext:value-type="float">
            <text:p>20678</text:p>
          </table:table-cell>
          <table:table-cell office:value-type="float" office:value="624" calcext:value-type="float">
            <text:p>624</text:p>
          </table:table-cell>
          <table:table-cell office:value-type="float" office:value="2067" calcext:value-type="float">
            <text:p>2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755" calcext:value-type="float">
            <text:p>175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9635" calcext:value-type="float">
            <text:p>19635</text:p>
          </table:table-cell>
          <table:table-cell office:value-type="float" office:value="304" calcext:value-type="float">
            <text:p>304</text:p>
          </table:table-cell>
          <table:table-cell office:value-type="float" office:value="1451" calcext:value-type="float">
            <text:p>14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816" calcext:value-type="float">
            <text:p>3816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32171" calcext:value-type="float">
            <text:p>32171</text:p>
          </table:table-cell>
          <table:table-cell office:value-type="float" office:value="746" calcext:value-type="float">
            <text:p>746</text:p>
          </table:table-cell>
          <table:table-cell office:value-type="float" office:value="3070" calcext:value-type="float">
            <text:p>3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060" calcext:value-type="float">
            <text:p>7060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22678" calcext:value-type="float">
            <text:p>22678</text:p>
          </table:table-cell>
          <table:table-cell office:value-type="float" office:value="1414" calcext:value-type="float">
            <text:p>1414</text:p>
          </table:table-cell>
          <table:table-cell office:value-type="float" office:value="5646" calcext:value-type="float">
            <text:p>5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92057" calcext:value-type="float">
            <text:p>92057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413653" calcext:value-type="float">
            <text:p>413653</text:p>
          </table:table-cell>
          <table:table-cell office:value-type="float" office:value="25134" calcext:value-type="float">
            <text:p>25134</text:p>
          </table:table-cell>
          <table:table-cell office:value-type="float" office:value="66923" calcext:value-type="float">
            <text:p>66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109" calcext:value-type="float">
            <text:p>4109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float" office:value="11885" calcext:value-type="float">
            <text:p>11885</text:p>
          </table:table-cell>
          <table:table-cell office:value-type="float" office:value="2227" calcext:value-type="float">
            <text:p>2227</text:p>
          </table:table-cell>
          <table:table-cell office:value-type="float" office:value="1882" calcext:value-type="float">
            <text:p>1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68" calcext:value-type="float">
            <text:p>8668</text:p>
          </table:table-cell>
          <table:table-cell office:value-type="float" office:value="93" calcext:value-type="float">
            <text:p>93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244" calcext:value-type="float">
            <text:p>16244</text:p>
          </table:table-cell>
          <table:table-cell office:value-type="float" office:value="7" calcext:value-type="float">
            <text:p>7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062" calcext:value-type="float">
            <text:p>8062</text:p>
          </table:table-cell>
          <table:table-cell office:value-type="float" office:value="37" calcext:value-type="float">
            <text:p>37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7180" calcext:value-type="float">
            <text:p>7180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2157" calcext:value-type="float">
            <text:p>22157</text:p>
          </table:table-cell>
          <table:table-cell office:value-type="float" office:value="471" calcext:value-type="float">
            <text:p>471</text:p>
          </table:table-cell>
          <table:table-cell office:value-type="float" office:value="6709" calcext:value-type="float">
            <text:p>67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21" calcext:value-type="float">
            <text:p>32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717" calcext:value-type="float">
            <text:p>14717</text:p>
          </table:table-cell>
          <table:table-cell office:value-type="float" office:value="17" calcext:value-type="float">
            <text:p>17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151" calcext:value-type="float">
            <text:p>115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275" calcext:value-type="float">
            <text:p>275</text:p>
          </table:table-cell>
          <table:table-cell office:value-type="float" office:value="876" calcext:value-type="float">
            <text:p>8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3646" calcext:value-type="float">
            <text:p>13646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219" calcext:value-type="float">
            <text:p>1219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169" calcext:value-type="float">
            <text:p>7169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3645" calcext:value-type="float">
            <text:p>3645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407" calcext:value-type="float">
            <text:p>8407</text:p>
          </table:table-cell>
          <table:table-cell office:value-type="float" office:value="590" calcext:value-type="float">
            <text:p>590</text:p>
          </table:table-cell>
          <table:table-cell office:value-type="float" office:value="3055" calcext:value-type="float">
            <text:p>30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9" calcext:value-type="date">
            <text:p>2020-05-29</text:p>
          </table:table-cell>
          <table:table-cell table:formula="of:=SUM([.E1763:.E1787])" office:value-type="float" office:value="148285" calcext:value-type="float">
            <text:p>148285</text:p>
          </table:table-cell>
          <table:table-cell office:value-type="float" office:value="4230" calcext:value-type="float">
            <text:p>4230</text:p>
          </table:table-cell>
          <table:table-cell office:value-type="float" office:value="62791" calcext:value-type="float">
            <text:p>62791</text:p>
          </table:table-cell>
          <table:table-cell table:formula="of:=SUM([.H1763:.H1787])" office:value-type="float" office:value="815332" calcext:value-type="float">
            <text:p>815332</text:p>
          </table:table-cell>
          <table:table-cell table:formula="of:=SUM([.I1763:.I1787])" office:value-type="float" office:value="36700" calcext:value-type="float">
            <text:p>36700</text:p>
          </table:table-cell>
          <table:table-cell table:formula="of:=SUM([.J1763:.J1787])" office:value-type="float" office:value="111585" calcext:value-type="float">
            <text:p>1115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582" calcext:value-type="float">
            <text:p>58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490" calcext:value-type="float">
            <text:p>6490</text:p>
          </table:table-cell>
          <table:table-cell office:value-type="float" office:value="121" calcext:value-type="float">
            <text:p>121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515" calcext:value-type="float">
            <text:p>3515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25825" calcext:value-type="float">
            <text:p>25825</text:p>
          </table:table-cell>
          <table:table-cell office:value-type="float" office:value="666" calcext:value-type="float">
            <text:p>666</text:p>
          </table:table-cell>
          <table:table-cell office:value-type="float" office:value="2849" calcext:value-type="float">
            <text:p>28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277" calcext:value-type="float">
            <text:p>7277</text:p>
          </table:table-cell>
          <table:table-cell office:value-type="float" office:value="11" calcext:value-type="float">
            <text:p>11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5" calcext:value-type="float">
            <text:p>333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56524" calcext:value-type="float">
            <text:p>56524</text:p>
          </table:table-cell>
          <table:table-cell office:value-type="float" office:value="646" calcext:value-type="float">
            <text:p>646</text:p>
          </table:table-cell>
          <table:table-cell office:value-type="float" office:value="2689" calcext:value-type="float">
            <text:p>2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2" calcext:value-type="float">
            <text:p>7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538" calcext:value-type="float">
            <text:p>7538</text:p>
          </table:table-cell>
          <table:table-cell office:value-type="float" office:value="276" calcext:value-type="float">
            <text:p>276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722" calcext:value-type="float">
            <text:p>15722</text:p>
          </table:table-cell>
          <table:table-cell office:value-type="float" office:value="198" calcext:value-type="float">
            <text:p>198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05" calcext:value-type="float">
            <text:p>12105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4824" calcext:value-type="float">
            <text:p>34824</text:p>
          </table:table-cell>
          <table:table-cell office:value-type="float" office:value="2509" calcext:value-type="float">
            <text:p>2509</text:p>
          </table:table-cell>
          <table:table-cell office:value-type="float" office:value="9596" calcext:value-type="float">
            <text:p>95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230" calcext:value-type="float">
            <text:p>19230</text:p>
          </table:table-cell>
          <table:table-cell office:value-type="float" office:value="122" calcext:value-type="float">
            <text:p>122</text:p>
          </table:table-cell>
          <table:table-cell office:value-type="float" office:value="893" calcext:value-type="float">
            <text:p>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636" calcext:value-type="float">
            <text:p>7636</text:p>
          </table:table-cell>
          <table:table-cell office:value-type="float" office:value="47" calcext:value-type="float">
            <text:p>47</text:p>
          </table:table-cell>
          <table:table-cell office:value-type="float" office:value="383" calcext:value-type="float">
            <text:p>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848" calcext:value-type="float">
            <text:p>8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854" calcext:value-type="float">
            <text:p>9854</text:p>
          </table:table-cell>
          <table:table-cell office:value-type="float" office:value="44" calcext:value-type="float">
            <text:p>44</text:p>
          </table:table-cell>
          <table:table-cell office:value-type="float" office:value="804" calcext:value-type="float">
            <text:p>8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2789" calcext:value-type="float">
            <text:p>2789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22284" calcext:value-type="float">
            <text:p>22284</text:p>
          </table:table-cell>
          <table:table-cell office:value-type="float" office:value="678" calcext:value-type="float">
            <text:p>678</text:p>
          </table:table-cell>
          <table:table-cell office:value-type="float" office:value="2111" calcext:value-type="float">
            <text:p>2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816" calcext:value-type="float">
            <text:p>181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0413" calcext:value-type="float">
            <text:p>20413</text:p>
          </table:table-cell>
          <table:table-cell office:value-type="float" office:value="312" calcext:value-type="float">
            <text:p>312</text:p>
          </table:table-cell>
          <table:table-cell office:value-type="float" office:value="1504" calcext:value-type="float">
            <text:p>15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998" calcext:value-type="float">
            <text:p>3998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4104" calcext:value-type="float">
            <text:p>34104</text:p>
          </table:table-cell>
          <table:table-cell office:value-type="float" office:value="850" calcext:value-type="float">
            <text:p>850</text:p>
          </table:table-cell>
          <table:table-cell office:value-type="float" office:value="3148" calcext:value-type="float">
            <text:p>3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020" calcext:value-type="float">
            <text:p>7020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float" office:value="25113" calcext:value-type="float">
            <text:p>25113</text:p>
          </table:table-cell>
          <table:table-cell office:value-type="float" office:value="1427" calcext:value-type="float">
            <text:p>1427</text:p>
          </table:table-cell>
          <table:table-cell office:value-type="float" office:value="5593" calcext:value-type="float">
            <text:p>55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96583" calcext:value-type="float">
            <text:p>96583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float" office:value="432916" calcext:value-type="float">
            <text:p>432916</text:p>
          </table:table-cell>
          <table:table-cell office:value-type="float" office:value="25753" calcext:value-type="float">
            <text:p>25753</text:p>
          </table:table-cell>
          <table:table-cell office:value-type="float" office:value="70830" calcext:value-type="float">
            <text:p>70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635" calcext:value-type="float">
            <text:p>463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2252" calcext:value-type="float">
            <text:p>2252</text:p>
          </table:table-cell>
          <table:table-cell office:value-type="float" office:value="2383" calcext:value-type="float">
            <text:p>23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85" calcext:value-type="float">
            <text:p>48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270" calcext:value-type="float">
            <text:p>8270</text:p>
          </table:table-cell>
          <table:table-cell office:value-type="float" office:value="109" calcext:value-type="float">
            <text:p>109</text:p>
          </table:table-cell>
          <table:table-cell office:value-type="float" office:value="376" calcext:value-type="float">
            <text:p>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77" calcext:value-type="float">
            <text:p>47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231" calcext:value-type="float">
            <text:p>17231</text:p>
          </table:table-cell>
          <table:table-cell office:value-type="float" office:value="7" calcext:value-type="float">
            <text:p>7</text:p>
          </table:table-cell>
          <table:table-cell office:value-type="float" office:value="470" calcext:value-type="float">
            <text:p>4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458" calcext:value-type="float">
            <text:p>45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398" calcext:value-type="float">
            <text:p>8398</text:p>
          </table:table-cell>
          <table:table-cell office:value-type="float" office:value="37" calcext:value-type="float">
            <text:p>37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7180" calcext:value-type="float">
            <text:p>7180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23319" calcext:value-type="float">
            <text:p>23319</text:p>
          </table:table-cell>
          <table:table-cell office:value-type="float" office:value="483" calcext:value-type="float">
            <text:p>483</text:p>
          </table:table-cell>
          <table:table-cell office:value-type="float" office:value="6697" calcext:value-type="float">
            <text:p>6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073" calcext:value-type="float">
            <text:p>15073</text:p>
          </table:table-cell>
          <table:table-cell office:value-type="float" office:value="17" calcext:value-type="float">
            <text:p>17</text:p>
          </table:table-cell>
          <table:table-cell office:value-type="float" office:value="316" calcext:value-type="float">
            <text:p>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25" calcext:value-type="float">
            <text:p>122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5944" calcext:value-type="float">
            <text:p>15944</text:p>
          </table:table-cell>
          <table:table-cell office:value-type="float" office:value="275" calcext:value-type="float">
            <text:p>275</text:p>
          </table:table-cell>
          <table:table-cell office:value-type="float" office:value="950" calcext:value-type="float">
            <text:p>9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472" calcext:value-type="float">
            <text:p>14472</text:p>
          </table:table-cell>
          <table:table-cell office:value-type="float" office:value="53" calcext:value-type="float">
            <text:p>53</text:p>
          </table:table-cell>
          <table:table-cell office:value-type="float" office:value="322" calcext:value-type="float">
            <text:p>3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219" calcext:value-type="float">
            <text:p>121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50" calcext:value-type="float">
            <text:p>7250</text:p>
          </table:table-cell>
          <table:table-cell office:value-type="float" office:value="163" calcext:value-type="float">
            <text:p>163</text:p>
          </table:table-cell>
          <table:table-cell office:value-type="float" office:value="1056" calcext:value-type="float">
            <text:p>10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3645" calcext:value-type="float">
            <text:p>3645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330" calcext:value-type="float">
            <text:p>9330</text:p>
          </table:table-cell>
          <table:table-cell office:value-type="float" office:value="594" calcext:value-type="float">
            <text:p>594</text:p>
          </table:table-cell>
          <table:table-cell office:value-type="float" office:value="3051" calcext:value-type="float">
            <text:p>3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0" calcext:value-type="date">
            <text:p>2020-05-30</text:p>
          </table:table-cell>
          <table:table-cell table:formula="of:=SUM([.E1789:.E1813])" office:value-type="float" office:value="155671" calcext:value-type="float">
            <text:p>155671</text:p>
          </table:table-cell>
          <table:table-cell table:formula="of:=SUM([.F1789:.F1813])" office:value-type="float" office:value="4371" calcext:value-type="float">
            <text:p>4371</text:p>
          </table:table-cell>
          <table:table-cell office:value-type="float" office:value="66447" calcext:value-type="float">
            <text:p>66447</text:p>
          </table:table-cell>
          <table:table-cell table:formula="of:=SUM([.H1789:.H1813])" office:value-type="float" office:value="857037" calcext:value-type="float">
            <text:p>857037</text:p>
          </table:table-cell>
          <table:table-cell table:formula="of:=SUM([.I1789:.I1813])" office:value-type="float" office:value="37650" calcext:value-type="float">
            <text:p>37650</text:p>
          </table:table-cell>
          <table:table-cell table:formula="of:=SUM([.J1789:.J1813])" office:value-type="float" office:value="118021" calcext:value-type="float">
            <text:p>1180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605" calcext:value-type="float">
            <text:p>60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859" calcext:value-type="float">
            <text:p>6859</text:p>
          </table:table-cell>
          <table:table-cell office:value-type="float" office:value="133" calcext:value-type="float">
            <text:p>133</text:p>
          </table:table-cell>
          <table:table-cell office:value-type="float" office:value="472" calcext:value-type="float">
            <text:p>4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220" calcext:value-type="float">
            <text:p>4220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26660" calcext:value-type="float">
            <text:p>26660</text:p>
          </table:table-cell>
          <table:table-cell office:value-type="float" office:value="683" calcext:value-type="float">
            <text:p>683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536" calcext:value-type="float">
            <text:p>7536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2" calcext:value-type="float">
            <text:p>333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9859" calcext:value-type="float">
            <text:p>59859</text:p>
          </table:table-cell>
          <table:table-cell office:value-type="float" office:value="646" calcext:value-type="float">
            <text:p>646</text:p>
          </table:table-cell>
          <table:table-cell office:value-type="float" office:value="2686" calcext:value-type="float">
            <text:p>2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921" calcext:value-type="float">
            <text:p>7921</text:p>
          </table:table-cell>
          <table:table-cell office:value-type="float" office:value="279" calcext:value-type="float">
            <text:p>279</text:p>
          </table:table-cell>
          <table:table-cell office:value-type="float" office:value="469" calcext:value-type="float">
            <text:p>4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47" calcext:value-type="float">
            <text:p>7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355" calcext:value-type="float">
            <text:p>16355</text:p>
          </table:table-cell>
          <table:table-cell office:value-type="float" office:value="202" calcext:value-type="float">
            <text:p>202</text:p>
          </table:table-cell>
          <table:table-cell office:value-type="float" office:value="545" calcext:value-type="float">
            <text:p>5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167" calcext:value-type="float">
            <text:p>12167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37037" calcext:value-type="float">
            <text:p>37037</text:p>
          </table:table-cell>
          <table:table-cell office:value-type="float" office:value="2543" calcext:value-type="float">
            <text:p>2543</text:p>
          </table:table-cell>
          <table:table-cell office:value-type="float" office:value="9624" calcext:value-type="float">
            <text:p>9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983" calcext:value-type="float">
            <text:p>19983</text:p>
          </table:table-cell>
          <table:table-cell office:value-type="float" office:value="122" calcext:value-type="float">
            <text:p>122</text:p>
          </table:table-cell>
          <table:table-cell office:value-type="float" office:value="940" calcext:value-type="float">
            <text:p>9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05" calcext:value-type="float">
            <text:p>7905</text:p>
          </table:table-cell>
          <table:table-cell office:value-type="float" office:value="50" calcext:value-type="float">
            <text:p>50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85" calcext:value-type="float">
            <text:p>88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284" calcext:value-type="float">
            <text:p>10284</text:p>
          </table:table-cell>
          <table:table-cell office:value-type="float" office:value="46" calcext:value-type="float">
            <text:p>46</text:p>
          </table:table-cell>
          <table:table-cell office:value-type="float" office:value="839" calcext:value-type="float">
            <text:p>8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334" calcext:value-type="float">
            <text:p>3334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22996" calcext:value-type="float">
            <text:p>22996</text:p>
          </table:table-cell>
          <table:table-cell office:value-type="float" office:value="708" calcext:value-type="float">
            <text:p>708</text:p>
          </table:table-cell>
          <table:table-cell office:value-type="float" office:value="2626" calcext:value-type="float">
            <text:p>26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848" calcext:value-type="float">
            <text:p>184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1732" calcext:value-type="float">
            <text:p>21732</text:p>
          </table:table-cell>
          <table:table-cell office:value-type="float" office:value="328" calcext:value-type="float">
            <text:p>328</text:p>
          </table:table-cell>
          <table:table-cell office:value-type="float" office:value="1520" calcext:value-type="float">
            <text:p>15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60" calcext:value-type="float">
            <text:p>4660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5462" calcext:value-type="float">
            <text:p>35462</text:p>
          </table:table-cell>
          <table:table-cell office:value-type="float" office:value="880" calcext:value-type="float">
            <text:p>880</text:p>
          </table:table-cell>
          <table:table-cell office:value-type="float" office:value="3780" calcext:value-type="float">
            <text:p>3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8484" calcext:value-type="float">
            <text:p>8484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float" office:value="25538" calcext:value-type="float">
            <text:p>25538</text:p>
          </table:table-cell>
          <table:table-cell office:value-type="float" office:value="1446" calcext:value-type="float">
            <text:p>1446</text:p>
          </table:table-cell>
          <table:table-cell office:value-type="float" office:value="7038" calcext:value-type="float">
            <text:p>7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00526" calcext:value-type="float">
            <text:p>100526</text:p>
          </table:table-cell>
          <table:table-cell office:value-type="float" office:value="1709" calcext:value-type="float">
            <text:p>1709</text:p>
          </table:table-cell>
          <table:table-cell/>
          <table:table-cell office:value-type="float" office:value="450643" calcext:value-type="float">
            <text:p>450643</text:p>
          </table:table-cell>
          <table:table-cell office:value-type="float" office:value="26434" calcext:value-type="float">
            <text:p>26434</text:p>
          </table:table-cell>
          <table:table-cell office:value-type="float" office:value="74092" calcext:value-type="float">
            <text:p>740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15" calcext:value-type="float">
            <text:p>4715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float" office:value="12577" calcext:value-type="float">
            <text:p>12577</text:p>
          </table:table-cell>
          <table:table-cell office:value-type="float" office:value="2290" calcext:value-type="float">
            <text:p>2290</text:p>
          </table:table-cell>
          <table:table-cell office:value-type="float" office:value="2425" calcext:value-type="float">
            <text:p>2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93" calcext:value-type="float">
            <text:p>49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631" calcext:value-type="float">
            <text:p>8631</text:p>
          </table:table-cell>
          <table:table-cell office:value-type="float" office:value="109" calcext:value-type="float">
            <text:p>109</text:p>
          </table:table-cell>
          <table:table-cell office:value-type="float" office:value="384" calcext:value-type="float">
            <text:p>3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245" calcext:value-type="float">
            <text:p>18245</text:p>
          </table:table-cell>
          <table:table-cell office:value-type="float" office:value="7" calcext:value-type="float">
            <text:p>7</text:p>
          </table:table-cell>
          <table:table-cell office:value-type="float" office:value="508" calcext:value-type="float">
            <text:p>5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63" calcext:value-type="float">
            <text:p>46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687" calcext:value-type="float">
            <text:p>8687</text:p>
          </table:table-cell>
          <table:table-cell office:value-type="float" office:value="38" calcext:value-type="float">
            <text:p>38</text:p>
          </table:table-cell>
          <table:table-cell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7504" calcext:value-type="float">
            <text:p>7504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24497" calcext:value-type="float">
            <text:p>24497</text:p>
          </table:table-cell>
          <table:table-cell office:value-type="float" office:value="597" calcext:value-type="float">
            <text:p>597</text:p>
          </table:table-cell>
          <table:table-cell office:value-type="float" office:value="6907" calcext:value-type="float">
            <text:p>69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392" calcext:value-type="float">
            <text:p>39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969" calcext:value-type="float">
            <text:p>15969</text:p>
          </table:table-cell>
          <table:table-cell office:value-type="float" office:value="17" calcext:value-type="float">
            <text:p>17</text:p>
          </table:table-cell>
          <table:table-cell office:value-type="float" office:value="375" calcext:value-type="float">
            <text:p>3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296" calcext:value-type="float">
            <text:p>129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6691" calcext:value-type="float">
            <text:p>16691</text:p>
          </table:table-cell>
          <table:table-cell office:value-type="float" office:value="294" calcext:value-type="float">
            <text:p>294</text:p>
          </table:table-cell>
          <table:table-cell office:value-type="float" office:value="1002" calcext:value-type="float">
            <text:p>1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349" calcext:value-type="float">
            <text:p>15349</text:p>
          </table:table-cell>
          <table:table-cell office:value-type="float" office:value="53" calcext:value-type="float">
            <text:p>53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348" calcext:value-type="float">
            <text:p>134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408" calcext:value-type="float">
            <text:p>7408</text:p>
          </table:table-cell>
          <table:table-cell office:value-type="float" office:value="163" calcext:value-type="float">
            <text:p>163</text:p>
          </table:table-cell>
          <table:table-cell office:value-type="float" office:value="1185" calcext:value-type="float">
            <text:p>1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054" calcext:value-type="float">
            <text:p>4054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574" calcext:value-type="float">
            <text:p>9574</text:p>
          </table:table-cell>
          <table:table-cell office:value-type="float" office:value="594" calcext:value-type="float">
            <text:p>594</text:p>
          </table:table-cell>
          <table:table-cell office:value-type="float" office:value="3460" calcext:value-type="float">
            <text:p>34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31" calcext:value-type="date">
            <text:p>2020-05-31</text:p>
          </table:table-cell>
          <table:table-cell table:formula="of:=SUM([.E1815:.E1839])" office:value-type="float" office:value="164476" calcext:value-type="float">
            <text:p>164476</text:p>
          </table:table-cell>
          <table:table-cell table:formula="of:=SUM([.F1815:.F1839])" office:value-type="float" office:value="4506" calcext:value-type="float">
            <text:p>4506</text:p>
          </table:table-cell>
          <table:table-cell office:value-type="float" office:value="67208" calcext:value-type="float">
            <text:p>67208</text:p>
          </table:table-cell>
          <table:table-cell table:formula="of:=SUM([.H1815:.H1839])" office:value-type="float" office:value="894398" calcext:value-type="float">
            <text:p>894398</text:p>
          </table:table-cell>
          <table:table-cell table:formula="of:=SUM([.I1815:.I1839])" office:value-type="float" office:value="38673" calcext:value-type="float">
            <text:p>38673</text:p>
          </table:table-cell>
          <table:table-cell table:formula="of:=SUM([.J1815:.J1839])" office:value-type="float" office:value="125803" calcext:value-type="float">
            <text:p>1258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608" calcext:value-type="float">
            <text:p>60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50" calcext:value-type="float">
            <text:p>6950</text:p>
          </table:table-cell>
          <table:table-cell office:value-type="float" office:value="133" calcext:value-type="float">
            <text:p>133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44" calcext:value-type="float">
            <text:p>444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float" office:value="26896" calcext:value-type="float">
            <text:p>26896</text:p>
          </table:table-cell>
          <table:table-cell office:value-type="float" office:value="697" calcext:value-type="float">
            <text:p>697</text:p>
          </table:table-cell>
          <table:table-cell office:value-type="float" office:value="3747" calcext:value-type="float">
            <text:p>37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786" calcext:value-type="float">
            <text:p>7786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633" calcext:value-type="float">
            <text:p>363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60213" calcext:value-type="float">
            <text:p>60213</text:p>
          </table:table-cell>
          <table:table-cell office:value-type="float" office:value="646" calcext:value-type="float">
            <text:p>646</text:p>
          </table:table-cell>
          <table:table-cell office:value-type="float" office:value="2987" calcext:value-type="float">
            <text:p>29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62" calcext:value-type="float">
            <text:p>7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066" calcext:value-type="float">
            <text:p>8066</text:p>
          </table:table-cell>
          <table:table-cell office:value-type="float" office:value="279" calcext:value-type="float">
            <text:p>279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786" calcext:value-type="float">
            <text:p>78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509" calcext:value-type="float">
            <text:p>16509</text:p>
          </table:table-cell>
          <table:table-cell office:value-type="float" office:value="202" calcext:value-type="float">
            <text:p>202</text:p>
          </table:table-cell>
          <table:table-cell office:value-type="float" office:value="584" calcext:value-type="float">
            <text:p>5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2495" calcext:value-type="float">
            <text:p>12495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37610" calcext:value-type="float">
            <text:p>37610</text:p>
          </table:table-cell>
          <table:table-cell office:value-type="float" office:value="2616" calcext:value-type="float">
            <text:p>2616</text:p>
          </table:table-cell>
          <table:table-cell office:value-type="float" office:value="9879" calcext:value-type="float">
            <text:p>9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58" calcext:value-type="float">
            <text:p>20358</text:p>
          </table:table-cell>
          <table:table-cell office:value-type="float" office:value="122" calcext:value-type="float">
            <text:p>122</text:p>
          </table:table-cell>
          <table:table-cell office:value-type="float" office:value="981" calcext:value-type="float">
            <text:p>9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211" calcext:value-type="float">
            <text:p>8211</text:p>
          </table:table-cell>
          <table:table-cell office:value-type="float" office:value="50" calcext:value-type="float">
            <text:p>50</text:p>
          </table:table-cell>
          <table:table-cell office:value-type="float" office:value="399" calcext:value-type="float">
            <text:p>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979" calcext:value-type="float">
            <text:p>97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493" calcext:value-type="float">
            <text:p>10493</text:p>
          </table:table-cell>
          <table:table-cell office:value-type="float" office:value="44" calcext:value-type="float">
            <text:p>44</text:p>
          </table:table-cell>
          <table:table-cell office:value-type="float" office:value="935" calcext:value-type="float">
            <text:p>9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450" calcext:value-type="float">
            <text:p>3450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23234" calcext:value-type="float">
            <text:p>23234</text:p>
          </table:table-cell>
          <table:table-cell office:value-type="float" office:value="725" calcext:value-type="float">
            <text:p>725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96" calcext:value-type="float">
            <text:p>1896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2149" calcext:value-type="float">
            <text:p>22149</text:p>
          </table:table-cell>
          <table:table-cell office:value-type="float" office:value="332" calcext:value-type="float">
            <text:p>332</text:p>
          </table:table-cell>
          <table:table-cell office:value-type="float" office:value="1564" calcext:value-type="float">
            <text:p>1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898" calcext:value-type="float">
            <text:p>489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35916" calcext:value-type="float">
            <text:p>35916</text:p>
          </table:table-cell>
          <table:table-cell office:value-type="float" office:value="934" calcext:value-type="float">
            <text:p>934</text:p>
          </table:table-cell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811" calcext:value-type="float">
            <text:p>8811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float" office:value="25928" calcext:value-type="float">
            <text:p>25928</text:p>
          </table:table-cell>
          <table:table-cell office:value-type="float" office:value="1446" calcext:value-type="float">
            <text:p>1446</text:p>
          </table:table-cell>
          <table:table-cell office:value-type="float" office:value="7365" calcext:value-type="float">
            <text:p>7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03020" calcext:value-type="float">
            <text:p>10302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56720" calcext:value-type="float">
            <text:p>456720</text:p>
          </table:table-cell>
          <table:table-cell office:value-type="float" office:value="27016" calcext:value-type="float">
            <text:p>27016</text:p>
          </table:table-cell>
          <table:table-cell office:value-type="float" office:value="76004" calcext:value-type="float">
            <text:p>76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33" calcext:value-type="float">
            <text:p>5133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12559" calcext:value-type="float">
            <text:p>12559</text:p>
          </table:table-cell>
          <table:table-cell office:value-type="float" office:value="2560" calcext:value-type="float">
            <text:p>2560</text:p>
          </table:table-cell>
          <table:table-cell office:value-type="float" office:value="2573" calcext:value-type="float">
            <text:p>2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19" calcext:value-type="float">
            <text:p>5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996" calcext:value-type="float">
            <text:p>8996</text:p>
          </table:table-cell>
          <table:table-cell office:value-type="float" office:value="109" calcext:value-type="float">
            <text:p>109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509" calcext:value-type="float">
            <text:p>5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425" calcext:value-type="float">
            <text:p>18425</text:p>
          </table:table-cell>
          <table:table-cell office:value-type="float" office:value="7" calcext:value-type="float">
            <text:p>7</text:p>
          </table:table-cell>
          <table:table-cell office:value-type="float" office:value="502" calcext:value-type="float">
            <text:p>5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73" calcext:value-type="float">
            <text:p>47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809" calcext:value-type="float">
            <text:p>8809</text:p>
          </table:table-cell>
          <table:table-cell office:value-type="float" office:value="37" calcext:value-type="float">
            <text:p>37</text:p>
          </table:table-cell>
          <table:table-cell office:value-type="float" office:value="436" calcext:value-type="float">
            <text:p>4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8143" calcext:value-type="float">
            <text:p>8143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float" office:value="24585" calcext:value-type="float">
            <text:p>24585</text:p>
          </table:table-cell>
          <table:table-cell office:value-type="float" office:value="605" calcext:value-type="float">
            <text:p>605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86" calcext:value-type="float">
            <text:p>38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6412" calcext:value-type="float">
            <text:p>16412</text:p>
          </table:table-cell>
          <table:table-cell office:value-type="float" office:value="17" calcext:value-type="float">
            <text:p>17</text:p>
          </table:table-cell>
          <table:table-cell office:value-type="float" office:value="369" calcext:value-type="float">
            <text:p>3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35" calcext:value-type="float">
            <text:p>133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002" calcext:value-type="float">
            <text:p>17002</text:p>
          </table:table-cell>
          <table:table-cell office:value-type="float" office:value="313" calcext:value-type="float">
            <text:p>313</text:p>
          </table:table-cell>
          <table:table-cell office:value-type="float" office:value="1022" calcext:value-type="float">
            <text:p>1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545" calcext:value-type="float">
            <text:p>15545</text:p>
          </table:table-cell>
          <table:table-cell office:value-type="float" office:value="58" calcext:value-type="float">
            <text:p>58</text:p>
          </table:table-cell>
          <table:table-cell office:value-type="float" office:value="340" calcext:value-type="float">
            <text:p>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352" calcext:value-type="float">
            <text:p>135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535" calcext:value-type="float">
            <text:p>7535</text:p>
          </table:table-cell>
          <table:table-cell office:value-type="float" office:value="163" calcext:value-type="float">
            <text:p>163</text:p>
          </table:table-cell>
          <table:table-cell office:value-type="float" office:value="1189" calcext:value-type="float">
            <text:p>1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4268" calcext:value-type="float">
            <text:p>4268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713" calcext:value-type="float">
            <text:p>9713</text:p>
          </table:table-cell>
          <table:table-cell office:value-type="float" office:value="594" calcext:value-type="float">
            <text:p>594</text:p>
          </table:table-cell>
          <table:table-cell office:value-type="float" office:value="3674" calcext:value-type="float">
            <text:p>3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1" calcext:value-type="date">
            <text:p>2020-06-01</text:p>
          </table:table-cell>
          <table:table-cell table:formula="of:=SUM([.E1841:.E1865])" office:value-type="float" office:value="170039" calcext:value-type="float">
            <text:p>170039</text:p>
          </table:table-cell>
          <table:table-cell table:formula="of:=SUM([.F1841:.F1865])" office:value-type="float" office:value="4634" calcext:value-type="float">
            <text:p>4634</text:p>
          </table:table-cell>
          <table:table-cell office:value-type="float" office:value="68507" calcext:value-type="float">
            <text:p>68507</text:p>
          </table:table-cell>
          <table:table-cell table:formula="of:=SUM([.H1841:.H1865])" office:value-type="float" office:value="906620" calcext:value-type="float">
            <text:p>906620</text:p>
          </table:table-cell>
          <table:table-cell table:formula="of:=SUM([.I1841:.I1865])" office:value-type="float" office:value="39716" calcext:value-type="float">
            <text:p>39716</text:p>
          </table:table-cell>
          <table:table-cell table:formula="of:=SUM([.J1841:.J1865])" office:value-type="float" office:value="130323" calcext:value-type="float">
            <text:p>130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637" calcext:value-type="float">
            <text:p>6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466323" calcext:value-type="float">
            <text:p>466323</text:p>
          </table:table-cell>
          <table:table-cell office:value-type="float" office:value="137" calcext:value-type="float">
            <text:p>137</text:p>
          </table:table-cell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668" calcext:value-type="float">
            <text:p>4668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2708" calcext:value-type="float">
            <text:p>62708</text:p>
          </table:table-cell>
          <table:table-cell office:value-type="float" office:value="700" calcext:value-type="float">
            <text:p>700</text:p>
          </table:table-cell>
          <table:table-cell office:value-type="float" office:value="3968" calcext:value-type="float">
            <text:p>39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832" calcext:value-type="float">
            <text:p>38832</text:p>
          </table:table-cell>
          <table:table-cell office:value-type="float" office:value="11" calcext:value-type="float">
            <text:p>11</text:p>
          </table:table-cell>
          <table:table-cell office:value-type="float" office:value="187" calcext:value-type="float">
            <text:p>1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727" calcext:value-type="float">
            <text:p>372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6583" calcext:value-type="float">
            <text:p>36583</text:p>
          </table:table-cell>
          <table:table-cell office:value-type="float" office:value="646" calcext:value-type="float">
            <text:p>646</text:p>
          </table:table-cell>
          <table:table-cell office:value-type="float" office:value="3081" calcext:value-type="float">
            <text:p>30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790" calcext:value-type="float">
            <text:p>79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097" calcext:value-type="float">
            <text:p>27097</text:p>
          </table:table-cell>
          <table:table-cell office:value-type="float" office:value="285" calcext:value-type="float">
            <text:p>285</text:p>
          </table:table-cell>
          <table:table-cell office:value-type="float" office:value="505" calcext:value-type="float">
            <text:p>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30" calcext:value-type="float">
            <text:p>8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5774" calcext:value-type="float">
            <text:p>25774</text:p>
          </table:table-cell>
          <table:table-cell office:value-type="float" office:value="212" calcext:value-type="float">
            <text:p>212</text:p>
          </table:table-cell>
          <table:table-cell office:value-type="float" office:value="618" calcext:value-type="float">
            <text:p>6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911" calcext:value-type="float">
            <text:p>12911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7637" calcext:value-type="float">
            <text:p>27637</text:p>
          </table:table-cell>
          <table:table-cell office:value-type="float" office:value="2618" calcext:value-type="float">
            <text:p>2618</text:p>
          </table:table-cell>
          <table:table-cell office:value-type="float" office:value="10293" calcext:value-type="float">
            <text:p>102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3955" calcext:value-type="float">
            <text:p>23955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367" calcext:value-type="float">
            <text:p>22367</text:p>
          </table:table-cell>
          <table:table-cell office:value-type="float" office:value="50" calcext:value-type="float">
            <text:p>50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87" calcext:value-type="float">
            <text:p>98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502" calcext:value-type="float">
            <text:p>20502</text:p>
          </table:table-cell>
          <table:table-cell office:value-type="float" office:value="69" calcext:value-type="float">
            <text:p>69</text:p>
          </table:table-cell>
          <table:table-cell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536" calcext:value-type="float">
            <text:p>3536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18955" calcext:value-type="float">
            <text:p>18955</text:p>
          </table:table-cell>
          <table:table-cell office:value-type="float" office:value="729" calcext:value-type="float">
            <text:p>729</text:p>
          </table:table-cell>
          <table:table-cell office:value-type="float" office:value="2807" calcext:value-type="float">
            <text:p>28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951" calcext:value-type="float">
            <text:p>195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092" calcext:value-type="float">
            <text:p>17092</text:p>
          </table:table-cell>
          <table:table-cell office:value-type="float" office:value="335" calcext:value-type="float">
            <text:p>335</text:p>
          </table:table-cell>
          <table:table-cell office:value-type="float" office:value="1616" calcext:value-type="float">
            <text:p>16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114" calcext:value-type="float">
            <text:p>511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2710" calcext:value-type="float">
            <text:p>12710</text:p>
          </table:table-cell>
          <table:table-cell office:value-type="float" office:value="972" calcext:value-type="float">
            <text:p>972</text:p>
          </table:table-cell>
          <table:table-cell office:value-type="float" office:value="4142" calcext:value-type="float">
            <text:p>4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9138" calcext:value-type="float">
            <text:p>9138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float" office:value="17156" calcext:value-type="float">
            <text:p>17156</text:p>
          </table:table-cell>
          <table:table-cell office:value-type="float" office:value="1448" calcext:value-type="float">
            <text:p>1448</text:p>
          </table:table-cell>
          <table:table-cell office:value-type="float" office:value="7690" calcext:value-type="float">
            <text:p>76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09078" calcext:value-type="float">
            <text:p>109078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float" office:value="16819" calcext:value-type="float">
            <text:p>16819</text:p>
          </table:table-cell>
          <table:table-cell office:value-type="float" office:value="27314" calcext:value-type="float">
            <text:p>27314</text:p>
          </table:table-cell>
          <table:table-cell office:value-type="float" office:value="81764" calcext:value-type="float">
            <text:p>817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355" calcext:value-type="float">
            <text:p>5355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16150" calcext:value-type="float">
            <text:p>16150</text:p>
          </table:table-cell>
          <table:table-cell office:value-type="float" office:value="2584" calcext:value-type="float">
            <text:p>2584</text:p>
          </table:table-cell>
          <table:table-cell office:value-type="float" office:value="2771" calcext:value-type="float">
            <text:p>2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61" calcext:value-type="float">
            <text:p>56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32" calcext:value-type="float">
            <text:p>10032</text:p>
          </table:table-cell>
          <table:table-cell office:value-type="float" office:value="114" calcext:value-type="float">
            <text:p>114</text:p>
          </table:table-cell>
          <table:table-cell office:value-type="float" office:value="447" calcext:value-type="float">
            <text:p>4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762" calcext:value-type="float">
            <text:p>10762</text:p>
          </table:table-cell>
          <table:table-cell office:value-type="float" office:value="7" calcext:value-type="float">
            <text:p>7</text:p>
          </table:table-cell>
          <table:table-cell office:value-type="float" office:value="501" calcext:value-type="float">
            <text:p>5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76" calcext:value-type="float">
            <text:p>4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49" calcext:value-type="float">
            <text:p>9749</text:p>
          </table:table-cell>
          <table:table-cell office:value-type="float" office:value="37" calcext:value-type="float">
            <text:p>3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8148" calcext:value-type="float">
            <text:p>8148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float" office:value="9172" calcext:value-type="float">
            <text:p>9172</text:p>
          </table:table-cell>
          <table:table-cell office:value-type="float" office:value="610" calcext:value-type="float">
            <text:p>610</text:p>
          </table:table-cell>
          <table:table-cell office:value-type="float" office:value="7538" calcext:value-type="float">
            <text:p>75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399" calcext:value-type="float">
            <text:p>39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536" calcext:value-type="float">
            <text:p>8536</text:p>
          </table:table-cell>
          <table:table-cell office:value-type="float" office:value="17" calcext:value-type="float">
            <text:p>17</text:p>
          </table:table-cell>
          <table:table-cell office:value-type="float" office:value="382" calcext:value-type="float">
            <text:p>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433" calcext:value-type="float">
            <text:p>143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090" calcext:value-type="float">
            <text:p>8090</text:p>
          </table:table-cell>
          <table:table-cell office:value-type="float" office:value="350" calcext:value-type="float">
            <text:p>350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7" calcext:value-type="float">
            <text:p>44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324" calcext:value-type="float">
            <text:p>8324</text:p>
          </table:table-cell>
          <table:table-cell office:value-type="float" office:value="58" calcext:value-type="float">
            <text:p>58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226" calcext:value-type="float">
            <text:p>122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8193" calcext:value-type="float">
            <text:p>8193</text:p>
          </table:table-cell>
          <table:table-cell office:value-type="float" office:value="163" calcext:value-type="float">
            <text:p>163</text:p>
          </table:table-cell>
          <table:table-cell office:value-type="float" office:value="1063" calcext:value-type="float">
            <text:p>10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4467" calcext:value-type="float">
            <text:p>446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7369" calcext:value-type="float">
            <text:p>7369</text:p>
          </table:table-cell>
          <table:table-cell office:value-type="float" office:value="594" calcext:value-type="float">
            <text:p>594</text:p>
          </table:table-cell>
          <table:table-cell office:value-type="float" office:value="3873" calcext:value-type="float">
            <text:p>3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2" calcext:value-type="date">
            <text:p>2020-06-02</text:p>
          </table:table-cell>
          <table:table-cell table:formula="of:=SUM([.E1867:.E1891])" office:value-type="float" office:value="178165" calcext:value-type="float">
            <text:p>178165</text:p>
          </table:table-cell>
          <table:table-cell table:formula="of:=SUM([.F1867:.F1891])" office:value-type="float" office:value="4767" calcext:value-type="float">
            <text:p>4767</text:p>
          </table:table-cell>
          <table:table-cell office:value-type="float" office:value="69257" calcext:value-type="float">
            <text:p>69257</text:p>
          </table:table-cell>
          <table:table-cell table:formula="of:=SUM([.H1867:.H1891])" office:value-type="float" office:value="930887" calcext:value-type="float">
            <text:p>930887</text:p>
          </table:table-cell>
          <table:table-cell table:formula="of:=SUM([.I1867:.I1891])" office:value-type="float" office:value="40185" calcext:value-type="float">
            <text:p>40185</text:p>
          </table:table-cell>
          <table:table-cell table:formula="of:=SUM([.J1867:.J1891])" office:value-type="float" office:value="137980" calcext:value-type="float">
            <text:p>1379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54" calcext:value-type="float">
            <text:p>65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522" calcext:value-type="float">
            <text:p>7522</text:p>
          </table:table-cell>
          <table:table-cell office:value-type="float" office:value="137" calcext:value-type="float">
            <text:p>137</text:p>
          </table:table-cell>
          <table:table-cell office:value-type="float" office:value="517" calcext:value-type="float">
            <text:p>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47" calcext:value-type="float">
            <text:p>4647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float" office:value="27860" calcext:value-type="float">
            <text:p>27860</text:p>
          </table:table-cell>
          <table:table-cell office:value-type="float" office:value="703" calcext:value-type="float">
            <text:p>703</text:p>
          </table:table-cell>
          <table:table-cell office:value-type="float" office:value="3944" calcext:value-type="float">
            <text:p>3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15" calcext:value-type="float">
            <text:p>8115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17" calcext:value-type="float">
            <text:p>3817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63937" calcext:value-type="float">
            <text:p>63937</text:p>
          </table:table-cell>
          <table:table-cell office:value-type="float" office:value="646" calcext:value-type="float">
            <text:p>646</text:p>
          </table:table-cell>
          <table:table-cell office:value-type="float" office:value="3171" calcext:value-type="float">
            <text:p>3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26" calcext:value-type="float">
            <text:p>82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779" calcext:value-type="float">
            <text:p>8779</text:p>
          </table:table-cell>
          <table:table-cell office:value-type="float" office:value="291" calcext:value-type="float">
            <text:p>29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853" calcext:value-type="float">
            <text:p>85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557" calcext:value-type="float">
            <text:p>17557</text:p>
          </table:table-cell>
          <table:table-cell office:value-type="float" office:value="222" calcext:value-type="float">
            <text:p>222</text:p>
          </table:table-cell>
          <table:table-cell office:value-type="float" office:value="631" calcext:value-type="float">
            <text:p>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3171" calcext:value-type="float">
            <text:p>13171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8767" calcext:value-type="float">
            <text:p>38767</text:p>
          </table:table-cell>
          <table:table-cell office:value-type="float" office:value="2620" calcext:value-type="float">
            <text:p>2620</text:p>
          </table:table-cell>
          <table:table-cell office:value-type="float" office:value="10551" calcext:value-type="float">
            <text:p>105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553" calcext:value-type="float">
            <text:p>20553</text:p>
          </table:table-cell>
          <table:table-cell office:value-type="float" office:value="128" calcext:value-type="float">
            <text:p>128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452" calcext:value-type="float">
            <text:p>8452</text:p>
          </table:table-cell>
          <table:table-cell office:value-type="float" office:value="50" calcext:value-type="float">
            <text:p>50</text:p>
          </table:table-cell>
          <table:table-cell office:value-type="float" office:value="415" calcext:value-type="float">
            <text:p>4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13" calcext:value-type="float">
            <text:p>10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789" calcext:value-type="float">
            <text:p>10789</text:p>
          </table:table-cell>
          <table:table-cell office:value-type="float" office:value="69" calcext:value-type="float">
            <text:p>69</text:p>
          </table:table-cell>
          <table:table-cell office:value-type="float" office:value="944" calcext:value-type="float">
            <text:p>9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851" calcext:value-type="float">
            <text:p>3851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24347" calcext:value-type="float">
            <text:p>24347</text:p>
          </table:table-cell>
          <table:table-cell office:value-type="float" office:value="733" calcext:value-type="float">
            <text:p>733</text:p>
          </table:table-cell>
          <table:table-cell office:value-type="float" office:value="3118" calcext:value-type="float">
            <text:p>3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2569" calcext:value-type="float">
            <text:p>22569</text:p>
          </table:table-cell>
          <table:table-cell office:value-type="float" office:value="338" calcext:value-type="float">
            <text:p>338</text:p>
          </table:table-cell>
          <table:table-cell office:value-type="float" office:value="1669" calcext:value-type="float">
            <text:p>1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351" calcext:value-type="float">
            <text:p>5351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36856" calcext:value-type="float">
            <text:p>36856</text:p>
          </table:table-cell>
          <table:table-cell office:value-type="float" office:value="1010" calcext:value-type="float">
            <text:p>1010</text:p>
          </table:table-cell>
          <table:table-cell office:value-type="float" office:value="4341" calcext:value-type="float">
            <text:p>4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9348" calcext:value-type="float">
            <text:p>9348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26844" calcext:value-type="float">
            <text:p>26844</text:p>
          </table:table-cell>
          <table:table-cell office:value-type="float" office:value="1450" calcext:value-type="float">
            <text:p>1450</text:p>
          </table:table-cell>
          <table:table-cell office:value-type="float" office:value="7898" calcext:value-type="float">
            <text:p>7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08323" calcext:value-type="float">
            <text:p>108323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float" office:value="467911" calcext:value-type="float">
            <text:p>467911</text:p>
          </table:table-cell>
          <table:table-cell office:value-type="float" office:value="27612" calcext:value-type="float">
            <text:p>27612</text:p>
          </table:table-cell>
          <table:table-cell office:value-type="float" office:value="80711" calcext:value-type="float">
            <text:p>80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517" calcext:value-type="float">
            <text:p>551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2918" calcext:value-type="float">
            <text:p>12918</text:p>
          </table:table-cell>
          <table:table-cell office:value-type="float" office:value="2608" calcext:value-type="float">
            <text:p>2608</text:p>
          </table:table-cell>
          <table:table-cell office:value-type="float" office:value="2909" calcext:value-type="float">
            <text:p>2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611" calcext:value-type="float">
            <text:p>6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186" calcext:value-type="float">
            <text:p>9186</text:p>
          </table:table-cell>
          <table:table-cell office:value-type="float" office:value="119" calcext:value-type="float">
            <text:p>119</text:p>
          </table:table-cell>
          <table:table-cell office:value-type="float" office:value="492" calcext:value-type="float">
            <text:p>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391" calcext:value-type="float">
            <text:p>19391</text:p>
          </table:table-cell>
          <table:table-cell office:value-type="float" office:value="7" calcext:value-type="float">
            <text:p>7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80" calcext:value-type="float">
            <text:p>4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372" calcext:value-type="float">
            <text:p>9372</text:p>
          </table:table-cell>
          <table:table-cell office:value-type="float" office:value="37" calcext:value-type="float">
            <text:p>37</text:p>
          </table:table-cell>
          <table:table-cell office:value-type="float" office:value="443" calcext:value-type="float">
            <text:p>4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7890" calcext:value-type="float">
            <text:p>78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float" office:value="26514" calcext:value-type="float">
            <text:p>26514</text:p>
          </table:table-cell>
          <table:table-cell office:value-type="float" office:value="615" calcext:value-type="float">
            <text:p>615</text:p>
          </table:table-cell>
          <table:table-cell office:value-type="float" office:value="7275" calcext:value-type="float">
            <text:p>72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398" calcext:value-type="float">
            <text:p>39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868" calcext:value-type="float">
            <text:p>16868</text:p>
          </table:table-cell>
          <table:table-cell office:value-type="float" office:value="17" calcext:value-type="float">
            <text:p>17</text:p>
          </table:table-cell>
          <table:table-cell office:value-type="float" office:value="381" calcext:value-type="float">
            <text:p>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502" calcext:value-type="float">
            <text:p>1502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7556" calcext:value-type="float">
            <text:p>17556</text:p>
          </table:table-cell>
          <table:table-cell office:value-type="float" office:value="363" calcext:value-type="float">
            <text:p>363</text:p>
          </table:table-cell>
          <table:table-cell office:value-type="float" office:value="1139" calcext:value-type="float">
            <text:p>11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" calcext:value-type="float">
            <text:p>4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687" calcext:value-type="float">
            <text:p>16687</text:p>
          </table:table-cell>
          <table:table-cell office:value-type="float" office:value="58" calcext:value-type="float">
            <text:p>58</text:p>
          </table:table-cell>
          <table:table-cell office:value-type="float" office:value="400" calcext:value-type="float">
            <text:p>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267" calcext:value-type="float">
            <text:p>1267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661" calcext:value-type="float">
            <text:p>7661</text:p>
          </table:table-cell>
          <table:table-cell office:value-type="float" office:value="163" calcext:value-type="float">
            <text:p>163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4580" calcext:value-type="float">
            <text:p>4580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90" calcext:value-type="float">
            <text:p>9690</text:p>
          </table:table-cell>
          <table:table-cell office:value-type="float" office:value="594" calcext:value-type="float">
            <text:p>594</text:p>
          </table:table-cell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3" calcext:value-type="date">
            <text:p>2020-06-03</text:p>
          </table:table-cell>
          <table:table-cell table:formula="of:=SUM([.E1893:.E1917])" office:value-type="float" office:value="178914" calcext:value-type="float">
            <text:p>178914</text:p>
          </table:table-cell>
          <table:table-cell table:formula="of:=SUM([.F1893:.F1917])" office:value-type="float" office:value="4894" calcext:value-type="float">
            <text:p>4894</text:p>
          </table:table-cell>
          <table:table-cell office:value-type="float" office:value="72319" calcext:value-type="float">
            <text:p>72319</text:p>
          </table:table-cell>
          <table:table-cell table:formula="of:=SUM([.H1893:.H1917])" office:value-type="float" office:value="936701" calcext:value-type="float">
            <text:p>936701</text:p>
          </table:table-cell>
          <table:table-cell table:formula="of:=SUM([.I1893:.I1917])" office:value-type="float" office:value="40601" calcext:value-type="float">
            <text:p>40601</text:p>
          </table:table-cell>
          <table:table-cell table:formula="of:=SUM([.J1893:.J1917])" office:value-type="float" office:value="138313" calcext:value-type="float">
            <text:p>138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80" calcext:value-type="float">
            <text:p>68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76273" calcext:value-type="float">
            <text:p>476273</text:p>
          </table:table-cell>
          <table:table-cell office:value-type="float" office:value="139" calcext:value-type="float">
            <text:p>139</text:p>
          </table:table-cell>
          <table:table-cell office:value-type="float" office:value="541" calcext:value-type="float">
            <text:p>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48" calcext:value-type="float">
            <text:p>504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64728" calcext:value-type="float">
            <text:p>64728</text:p>
          </table:table-cell>
          <table:table-cell office:value-type="float" office:value="713" calcext:value-type="float">
            <text:p>713</text:p>
          </table:table-cell>
          <table:table-cell office:value-type="float" office:value="4335" calcext:value-type="float">
            <text:p>43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9471" calcext:value-type="float">
            <text:p>39471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61" calcext:value-type="float">
            <text:p>396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7602" calcext:value-type="float">
            <text:p>37602</text:p>
          </table:table-cell>
          <table:table-cell office:value-type="float" office:value="646" calcext:value-type="float">
            <text:p>646</text:p>
          </table:table-cell>
          <table:table-cell office:value-type="float" office:value="3315" calcext:value-type="float">
            <text:p>3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62" calcext:value-type="float">
            <text:p>8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7664" calcext:value-type="float">
            <text:p>27664</text:p>
          </table:table-cell>
          <table:table-cell office:value-type="float" office:value="300" calcext:value-type="float">
            <text:p>300</text:p>
          </table:table-cell>
          <table:table-cell office:value-type="float" office:value="562" calcext:value-type="float">
            <text:p>5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882" calcext:value-type="float">
            <text:p>88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5781" calcext:value-type="float">
            <text:p>25781</text:p>
          </table:table-cell>
          <table:table-cell office:value-type="float" office:value="235" calcext:value-type="float">
            <text:p>23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3291" calcext:value-type="float">
            <text:p>13291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8239" calcext:value-type="float">
            <text:p>28239</text:p>
          </table:table-cell>
          <table:table-cell office:value-type="float" office:value="2774" calcext:value-type="float">
            <text:p>2774</text:p>
          </table:table-cell>
          <table:table-cell office:value-type="float" office:value="10517" calcext:value-type="float">
            <text:p>105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174" calcext:value-type="float">
            <text:p>117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946" calcext:value-type="float">
            <text:p>24946</text:p>
          </table:table-cell>
          <table:table-cell office:value-type="float" office:value="137" calcext:value-type="float">
            <text:p>137</text:p>
          </table:table-cell>
          <table:table-cell office:value-type="float" office:value="1037" calcext:value-type="float">
            <text:p>10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87" calcext:value-type="float">
            <text:p>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967" calcext:value-type="float">
            <text:p>22967</text:p>
          </table:table-cell>
          <table:table-cell office:value-type="float" office:value="50" calcext:value-type="float">
            <text:p>50</text:p>
          </table:table-cell>
          <table:table-cell office:value-type="float" office:value="437" calcext:value-type="float">
            <text:p>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68" calcext:value-type="float">
            <text:p>106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786" calcext:value-type="float">
            <text:p>20786</text:p>
          </table:table-cell>
          <table:table-cell office:value-type="float" office:value="76" calcext:value-type="float">
            <text:p>76</text:p>
          </table:table-cell>
          <table:table-cell office:value-type="float" office:value="992" calcext:value-type="float">
            <text:p>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3919" calcext:value-type="float">
            <text:p>3919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float" office:value="19655" calcext:value-type="float">
            <text:p>19655</text:p>
          </table:table-cell>
          <table:table-cell office:value-type="float" office:value="761" calcext:value-type="float">
            <text:p>761</text:p>
          </table:table-cell>
          <table:table-cell office:value-type="float" office:value="3158" calcext:value-type="float">
            <text:p>3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2089" calcext:value-type="float">
            <text:p>208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8285" calcext:value-type="float">
            <text:p>18285</text:p>
          </table:table-cell>
          <table:table-cell office:value-type="float" office:value="364" calcext:value-type="float">
            <text:p>364</text:p>
          </table:table-cell>
          <table:table-cell office:value-type="float" office:value="1725" calcext:value-type="float">
            <text:p>1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392" calcext:value-type="float">
            <text:p>5392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3154" calcext:value-type="float">
            <text:p>13154</text:p>
          </table:table-cell>
          <table:table-cell office:value-type="float" office:value="1045" calcext:value-type="float">
            <text:p>1045</text:p>
          </table:table-cell>
          <table:table-cell office:value-type="float" office:value="4347" calcext:value-type="float">
            <text:p>43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440" calcext:value-type="float">
            <text:p>9440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float" office:value="17965" calcext:value-type="float">
            <text:p>17965</text:p>
          </table:table-cell>
          <table:table-cell office:value-type="float" office:value="1535" calcext:value-type="float">
            <text:p>1535</text:p>
          </table:table-cell>
          <table:table-cell office:value-type="float" office:value="7905" calcext:value-type="float">
            <text:p>7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08680" calcext:value-type="float">
            <text:p>108680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float" office:value="17111" calcext:value-type="float">
            <text:p>17111</text:p>
          </table:table-cell>
          <table:table-cell office:value-type="float" office:value="28299" calcext:value-type="float">
            <text:p>28299</text:p>
          </table:table-cell>
          <table:table-cell office:value-type="float" office:value="80381" calcext:value-type="float">
            <text:p>803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757" calcext:value-type="float">
            <text:p>575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6970" calcext:value-type="float">
            <text:p>16970</text:p>
          </table:table-cell>
          <table:table-cell office:value-type="float" office:value="2675" calcext:value-type="float">
            <text:p>2675</text:p>
          </table:table-cell>
          <table:table-cell office:value-type="float" office:value="3082" calcext:value-type="float">
            <text:p>30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70" calcext:value-type="float">
            <text:p>9370</text:p>
          </table:table-cell>
          <table:table-cell office:value-type="float" office:value="113" calcext:value-type="float">
            <text:p>113</text:p>
          </table:table-cell>
          <table:table-cell office:value-type="float" office:value="487" calcext:value-type="float">
            <text:p>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149" calcext:value-type="float">
            <text:p>11149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593" calcext:value-type="float">
            <text:p>9593</text:p>
          </table:table-cell>
          <table:table-cell office:value-type="float" office:value="37" calcext:value-type="float">
            <text:p>37</text:p>
          </table:table-cell>
          <table:table-cell office:value-type="float" office:value="475" calcext:value-type="float">
            <text:p>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9510" calcext:value-type="float">
            <text:p>9510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628" calcext:value-type="float">
            <text:p>628</text:p>
          </table:table-cell>
          <table:table-cell office:value-type="float" office:value="8882" calcext:value-type="float">
            <text:p>8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22" calcext:value-type="float">
            <text:p>4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002" calcext:value-type="float">
            <text:p>9002</text:p>
          </table:table-cell>
          <table:table-cell office:value-type="float" office:value="17" calcext:value-type="float">
            <text:p>17</text:p>
          </table:table-cell>
          <table:table-cell office:value-type="float" office:value="405" calcext:value-type="float">
            <text:p>4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662" calcext:value-type="float">
            <text:p>166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618" calcext:value-type="float">
            <text:p>7618</text:p>
          </table:table-cell>
          <table:table-cell office:value-type="float" office:value="443" calcext:value-type="float">
            <text:p>443</text:p>
          </table:table-cell>
          <table:table-cell office:value-type="float" office:value="1219" calcext:value-type="float">
            <text:p>12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468" calcext:value-type="float">
            <text:p>46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86" calcext:value-type="float">
            <text:p>8586</text:p>
          </table:table-cell>
          <table:table-cell office:value-type="float" office:value="58" calcext:value-type="float">
            <text:p>58</text:p>
          </table:table-cell>
          <table:table-cell office:value-type="float" office:value="410" calcext:value-type="float">
            <text:p>4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489" calcext:value-type="float">
            <text:p>1489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8422" calcext:value-type="float">
            <text:p>8422</text:p>
          </table:table-cell>
          <table:table-cell office:value-type="float" office:value="163" calcext:value-type="float">
            <text:p>163</text:p>
          </table:table-cell>
          <table:table-cell office:value-type="float" office:value="1326" calcext:value-type="float">
            <text:p>13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5023" calcext:value-type="float">
            <text:p>5023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7796" calcext:value-type="float">
            <text:p>7796</text:p>
          </table:table-cell>
          <table:table-cell office:value-type="float" office:value="594" calcext:value-type="float">
            <text:p>594</text:p>
          </table:table-cell>
          <table:table-cell office:value-type="float" office:value="4429" calcext:value-type="float">
            <text:p>4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4" calcext:value-type="date">
            <text:p>2020-06-04</text:p>
          </table:table-cell>
          <table:table-cell table:formula="of:=SUM([.E1919:.E1943])" office:value-type="float" office:value="183198" calcext:value-type="float">
            <text:p>183198</text:p>
          </table:table-cell>
          <table:table-cell table:formula="of:=SUM([.F1919:.F1943])" office:value-type="float" office:value="5031" calcext:value-type="float">
            <text:p>5031</text:p>
          </table:table-cell>
          <table:table-cell office:value-type="float" office:value="76288" calcext:value-type="float">
            <text:p>76288</text:p>
          </table:table-cell>
          <table:table-cell table:formula="of:=SUM([.H1919:.H1943])" office:value-type="float" office:value="952633" calcext:value-type="float">
            <text:p>952633</text:p>
          </table:table-cell>
          <table:table-cell table:formula="of:=SUM([.I1919:.I1943])" office:value-type="float" office:value="41820" calcext:value-type="float">
            <text:p>41820</text:p>
          </table:table-cell>
          <table:table-cell table:formula="of:=SUM([.J1919:.J1943])" office:value-type="float" office:value="141378" calcext:value-type="float">
            <text:p>1413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2" calcext:value-type="float">
            <text:p>73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862" calcext:value-type="float">
            <text:p>7862</text:p>
          </table:table-cell>
          <table:table-cell office:value-type="float" office:value="149" calcext:value-type="float">
            <text:p>149</text:p>
          </table:table-cell>
          <table:table-cell office:value-type="float" office:value="583" calcext:value-type="float">
            <text:p>5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226" calcext:value-type="float">
            <text:p>522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28644" calcext:value-type="float">
            <text:p>28644</text:p>
          </table:table-cell>
          <table:table-cell office:value-type="float" office:value="727" calcext:value-type="float">
            <text:p>727</text:p>
          </table:table-cell>
          <table:table-cell office:value-type="float" office:value="4499" calcext:value-type="float">
            <text:p>4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710" calcext:value-type="float">
            <text:p>8710</text:p>
          </table:table-cell>
          <table:table-cell office:value-type="float" office:value="11" calcext:value-type="float">
            <text:p>11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204" calcext:value-type="float">
            <text:p>4204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5033" calcext:value-type="float">
            <text:p>65033</text:p>
          </table:table-cell>
          <table:table-cell office:value-type="float" office:value="638" calcext:value-type="float">
            <text:p>638</text:p>
          </table:table-cell>
          <table:table-cell office:value-type="float" office:value="3566" calcext:value-type="float">
            <text:p>35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65" calcext:value-type="float">
            <text:p>86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177" calcext:value-type="float">
            <text:p>9177</text:p>
          </table:table-cell>
          <table:table-cell office:value-type="float" office:value="288" calcext:value-type="float">
            <text:p>288</text:p>
          </table:table-cell>
          <table:table-cell office:value-type="float" office:value="577" calcext:value-type="float">
            <text:p>5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875" calcext:value-type="float">
            <text:p>87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368" calcext:value-type="float">
            <text:p>18368</text:p>
          </table:table-cell>
          <table:table-cell office:value-type="float" office:value="214" calcext:value-type="float">
            <text:p>214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3410" calcext:value-type="float">
            <text:p>13410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40108" calcext:value-type="float">
            <text:p>40108</text:p>
          </table:table-cell>
          <table:table-cell office:value-type="float" office:value="2797" calcext:value-type="float">
            <text:p>2797</text:p>
          </table:table-cell>
          <table:table-cell office:value-type="float" office:value="10613" calcext:value-type="float">
            <text:p>10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82" calcext:value-type="float">
            <text:p>118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292" calcext:value-type="float">
            <text:p>21292</text:p>
          </table:table-cell>
          <table:table-cell office:value-type="float" office:value="122" calcext:value-type="float">
            <text:p>122</text:p>
          </table:table-cell>
          <table:table-cell office:value-type="float" office:value="1060" calcext:value-type="float">
            <text:p>10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7" calcext:value-type="float">
            <text:p>5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814" calcext:value-type="float">
            <text:p>8814</text:p>
          </table:table-cell>
          <table:table-cell office:value-type="float" office:value="40" calcext:value-type="float">
            <text:p>40</text:p>
          </table:table-cell>
          <table:table-cell office:value-type="float" office:value="467" calcext:value-type="float">
            <text:p>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20" calcext:value-type="float">
            <text:p>11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352" calcext:value-type="float">
            <text:p>11352</text:p>
          </table:table-cell>
          <table:table-cell office:value-type="float" office:value="95" calcext:value-type="float">
            <text:p>95</text:p>
          </table:table-cell>
          <table:table-cell office:value-type="float" office:value="1025" calcext:value-type="float">
            <text:p>1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020" calcext:value-type="float">
            <text:p>4020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25363" calcext:value-type="float">
            <text:p>25363</text:p>
          </table:table-cell>
          <table:table-cell office:value-type="float" office:value="785" calcext:value-type="float">
            <text:p>785</text:p>
          </table:table-cell>
          <table:table-cell office:value-type="float" office:value="3235" calcext:value-type="float">
            <text:p>3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2093" calcext:value-type="float">
            <text:p>209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269" calcext:value-type="float">
            <text:p>23269</text:p>
          </table:table-cell>
          <table:table-cell office:value-type="float" office:value="343" calcext:value-type="float">
            <text:p>343</text:p>
          </table:table-cell>
          <table:table-cell office:value-type="float" office:value="1750" calcext:value-type="float">
            <text:p>17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483" calcext:value-type="float">
            <text:p>5483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38116" calcext:value-type="float">
            <text:p>38116</text:p>
          </table:table-cell>
          <table:table-cell office:value-type="float" office:value="1045" calcext:value-type="float">
            <text:p>1045</text:p>
          </table:table-cell>
          <table:table-cell office:value-type="float" office:value="4438" calcext:value-type="float">
            <text:p>4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9634" calcext:value-type="float">
            <text:p>9634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float" office:value="28173" calcext:value-type="float">
            <text:p>28173</text:p>
          </table:table-cell>
          <table:table-cell office:value-type="float" office:value="1564" calcext:value-type="float">
            <text:p>1564</text:p>
          </table:table-cell>
          <table:table-cell office:value-type="float" office:value="8070" calcext:value-type="float">
            <text:p>80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10161" calcext:value-type="float">
            <text:p>110161</text:p>
          </table:table-cell>
          <table:table-cell office:value-type="float" office:value="2095" calcext:value-type="float">
            <text:p>2095</text:p>
          </table:table-cell>
          <table:table-cell/>
          <table:table-cell office:value-type="float" office:value="484278" calcext:value-type="float">
            <text:p>484278</text:p>
          </table:table-cell>
          <table:table-cell office:value-type="float" office:value="28765" calcext:value-type="float">
            <text:p>28765</text:p>
          </table:table-cell>
          <table:table-cell office:value-type="float" office:value="81396" calcext:value-type="float">
            <text:p>81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172" calcext:value-type="float">
            <text:p>617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3020" calcext:value-type="float">
            <text:p>13020</text:p>
          </table:table-cell>
          <table:table-cell office:value-type="float" office:value="2661" calcext:value-type="float">
            <text:p>2661</text:p>
          </table:table-cell>
          <table:table-cell office:value-type="float" office:value="3511" calcext:value-type="float">
            <text:p>3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731" calcext:value-type="float">
            <text:p>7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475" calcext:value-type="float">
            <text:p>9475</text:p>
          </table:table-cell>
          <table:table-cell office:value-type="float" office:value="213" calcext:value-type="float">
            <text:p>213</text:p>
          </table:table-cell>
          <table:table-cell office:value-type="float" office:value="518" calcext:value-type="float">
            <text:p>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668" calcext:value-type="float">
            <text:p>66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901" calcext:value-type="float">
            <text:p>19901</text:p>
          </table:table-cell>
          <table:table-cell office:value-type="float" office:value="7" calcext:value-type="float">
            <text:p>7</text:p>
          </table:table-cell>
          <table:table-cell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53" calcext:value-type="float">
            <text:p>55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733" calcext:value-type="float">
            <text:p>9733</text:p>
          </table:table-cell>
          <table:table-cell office:value-type="float" office:value="37" calcext:value-type="float">
            <text:p>37</text:p>
          </table:table-cell>
          <table:table-cell office:value-type="float" office:value="516" calcext:value-type="float">
            <text:p>5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0198" calcext:value-type="float">
            <text:p>10198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25741" calcext:value-type="float">
            <text:p>25741</text:p>
          </table:table-cell>
          <table:table-cell office:value-type="float" office:value="665" calcext:value-type="float">
            <text:p>665</text:p>
          </table:table-cell>
          <table:table-cell office:value-type="float" office:value="9533" calcext:value-type="float">
            <text:p>9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406" calcext:value-type="float">
            <text:p>17406</text:p>
          </table:table-cell>
          <table:table-cell office:value-type="float" office:value="17" calcext:value-type="float">
            <text:p>17</text:p>
          </table:table-cell>
          <table:table-cell office:value-type="float" office:value="439" calcext:value-type="float">
            <text:p>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781" calcext:value-type="float">
            <text:p>178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8825" calcext:value-type="float">
            <text:p>18825</text:p>
          </table:table-cell>
          <table:table-cell office:value-type="float" office:value="424" calcext:value-type="float">
            <text:p>424</text:p>
          </table:table-cell>
          <table:table-cell office:value-type="float" office:value="1357" calcext:value-type="float">
            <text:p>1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4" calcext:value-type="float">
            <text:p>50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181" calcext:value-type="float">
            <text:p>17181</text:p>
          </table:table-cell>
          <table:table-cell office:value-type="float" office:value="72" calcext:value-type="float">
            <text:p>72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501" calcext:value-type="float">
            <text:p>1501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7769" calcext:value-type="float">
            <text:p>7769</text:p>
          </table:table-cell>
          <table:table-cell office:value-type="float" office:value="163" calcext:value-type="float">
            <text:p>163</text:p>
          </table:table-cell>
          <table:table-cell office:value-type="float" office:value="1338" calcext:value-type="float">
            <text:p>1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5087" calcext:value-type="float">
            <text:p>508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458" calcext:value-type="float">
            <text:p>9458</text:p>
          </table:table-cell>
          <table:table-cell office:value-type="float" office:value="564" calcext:value-type="float">
            <text:p>564</text:p>
          </table:table-cell>
          <table:table-cell office:value-type="float" office:value="4523" calcext:value-type="float">
            <text:p>45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5" calcext:value-type="date">
            <text:p>2020-06-05</text:p>
          </table:table-cell>
          <table:table-cell table:formula="of:=SUM([.E1945:.E1969])" office:value-type="float" office:value="187400" calcext:value-type="float">
            <text:p>187400</text:p>
          </table:table-cell>
          <table:table-cell table:formula="of:=SUM([.F1945:.F1969])" office:value-type="float" office:value="5162" calcext:value-type="float">
            <text:p>5162</text:p>
          </table:table-cell>
          <table:table-cell office:value-type="float" office:value="79214" calcext:value-type="float">
            <text:p>79214</text:p>
          </table:table-cell>
          <table:table-cell table:formula="of:=SUM([.H1945:.H1969])" office:value-type="float" office:value="967068" calcext:value-type="float">
            <text:p>967068</text:p>
          </table:table-cell>
          <table:table-cell table:formula="of:=SUM([.I1945:.I1969])" office:value-type="float" office:value="42406" calcext:value-type="float">
            <text:p>42406</text:p>
          </table:table-cell>
          <table:table-cell table:formula="of:=SUM([.J1945:.J1969])" office:value-type="float" office:value="144994" calcext:value-type="float">
            <text:p>1449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58" calcext:value-type="float">
            <text:p>758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060" calcext:value-type="float">
            <text:p>8060</text:p>
          </table:table-cell>
          <table:table-cell office:value-type="float" office:value="150" calcext:value-type="float">
            <text:p>150</text:p>
          </table:table-cell>
          <table:table-cell office:value-type="float" office:value="608" calcext:value-type="float">
            <text:p>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290" calcext:value-type="float">
            <text:p>529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29030" calcext:value-type="float">
            <text:p>29030</text:p>
          </table:table-cell>
          <table:table-cell office:value-type="float" office:value="743" calcext:value-type="float">
            <text:p>743</text:p>
          </table:table-cell>
          <table:table-cell office:value-type="float" office:value="4547" calcext:value-type="float">
            <text:p>4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975" calcext:value-type="float">
            <text:p>8975</text:p>
          </table:table-cell>
          <table:table-cell office:value-type="float" office:value="12" calcext:value-type="float">
            <text:p>12</text:p>
          </table:table-cell>
          <table:table-cell office:value-type="float" office:value="236" calcext:value-type="float">
            <text:p>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316" calcext:value-type="float">
            <text:p>431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5884" calcext:value-type="float">
            <text:p>65884</text:p>
          </table:table-cell>
          <table:table-cell office:value-type="float" office:value="688" calcext:value-type="float">
            <text:p>688</text:p>
          </table:table-cell>
          <table:table-cell office:value-type="float" office:value="3628" calcext:value-type="float">
            <text:p>3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886" calcext:value-type="float">
            <text:p>88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392" calcext:value-type="float">
            <text:p>9392</text:p>
          </table:table-cell>
          <table:table-cell office:value-type="float" office:value="291" calcext:value-type="float">
            <text:p>291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07" calcext:value-type="float">
            <text:p>90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817" calcext:value-type="float">
            <text:p>18817</text:p>
          </table:table-cell>
          <table:table-cell office:value-type="float" office:value="220" calcext:value-type="float">
            <text:p>220</text:p>
          </table:table-cell>
          <table:table-cell office:value-type="float" office:value="687" calcext:value-type="float">
            <text:p>6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3656" calcext:value-type="float">
            <text:p>13656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float" office:value="40537" calcext:value-type="float">
            <text:p>40537</text:p>
          </table:table-cell>
          <table:table-cell office:value-type="float" office:value="2946" calcext:value-type="float">
            <text:p>2946</text:p>
          </table:table-cell>
          <table:table-cell office:value-type="float" office:value="10710" calcext:value-type="float">
            <text:p>107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99" calcext:value-type="float">
            <text:p>119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606" calcext:value-type="float">
            <text:p>21606</text:p>
          </table:table-cell>
          <table:table-cell office:value-type="float" office:value="128" calcext:value-type="float">
            <text:p>128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993" calcext:value-type="float">
            <text:p>8993</text:p>
          </table:table-cell>
          <table:table-cell office:value-type="float" office:value="40" calcext:value-type="float">
            <text:p>40</text:p>
          </table:table-cell>
          <table:table-cell office:value-type="float" office:value="476" calcext:value-type="float">
            <text:p>4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54" calcext:value-type="float">
            <text:p>115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530" calcext:value-type="float">
            <text:p>11530</text:p>
          </table:table-cell>
          <table:table-cell office:value-type="float" office:value="105" calcext:value-type="float">
            <text:p>105</text:p>
          </table:table-cell>
          <table:table-cell office:value-type="float" office:value="1049" calcext:value-type="float">
            <text:p>1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187" calcext:value-type="float">
            <text:p>4187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25797" calcext:value-type="float">
            <text:p>25797</text:p>
          </table:table-cell>
          <table:table-cell office:value-type="float" office:value="817" calcext:value-type="float">
            <text:p>817</text:p>
          </table:table-cell>
          <table:table-cell office:value-type="float" office:value="3370" calcext:value-type="float">
            <text:p>3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2114" calcext:value-type="float">
            <text:p>211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3854" calcext:value-type="float">
            <text:p>23854</text:p>
          </table:table-cell>
          <table:table-cell office:value-type="float" office:value="343" calcext:value-type="float">
            <text:p>343</text:p>
          </table:table-cell>
          <table:table-cell office:value-type="float" office:value="1771" calcext:value-type="float">
            <text:p>17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70" calcext:value-type="float">
            <text:p>5670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38701" calcext:value-type="float">
            <text:p>38701</text:p>
          </table:table-cell>
          <table:table-cell office:value-type="float" office:value="1097" calcext:value-type="float">
            <text:p>1097</text:p>
          </table:table-cell>
          <table:table-cell office:value-type="float" office:value="4573" calcext:value-type="float">
            <text:p>45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9686" calcext:value-type="float">
            <text:p>9686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float" office:value="28549" calcext:value-type="float">
            <text:p>28549</text:p>
          </table:table-cell>
          <table:table-cell office:value-type="float" office:value="1564" calcext:value-type="float">
            <text:p>1564</text:p>
          </table:table-cell>
          <table:table-cell office:value-type="float" office:value="8122" calcext:value-type="float">
            <text:p>81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12974" calcext:value-type="float">
            <text:p>112974</text:p>
          </table:table-cell>
          <table:table-cell office:value-type="float" office:value="2186" calcext:value-type="float">
            <text:p>2186</text:p>
          </table:table-cell>
          <table:table-cell/>
          <table:table-cell office:value-type="float" office:value="490186" calcext:value-type="float">
            <text:p>490186</text:p>
          </table:table-cell>
          <table:table-cell office:value-type="float" office:value="29880" calcext:value-type="float">
            <text:p>29880</text:p>
          </table:table-cell>
          <table:table-cell office:value-type="float" office:value="83094" calcext:value-type="float">
            <text:p>830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187" calcext:value-type="float">
            <text:p>6187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float" office:value="13182" calcext:value-type="float">
            <text:p>13182</text:p>
          </table:table-cell>
          <table:table-cell office:value-type="float" office:value="2668" calcext:value-type="float">
            <text:p>2668</text:p>
          </table:table-cell>
          <table:table-cell office:value-type="float" office:value="3519" calcext:value-type="float">
            <text:p>3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743" calcext:value-type="float">
            <text:p>74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658" calcext:value-type="float">
            <text:p>9658</text:p>
          </table:table-cell>
          <table:table-cell office:value-type="float" office:value="230" calcext:value-type="float">
            <text:p>230</text:p>
          </table:table-cell>
          <table:table-cell office:value-type="float" office:value="513" calcext:value-type="float">
            <text:p>5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674" calcext:value-type="float">
            <text:p>67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247" calcext:value-type="float">
            <text:p>20247</text:p>
          </table:table-cell>
          <table:table-cell office:value-type="float" office:value="7" calcext:value-type="float">
            <text:p>7</text:p>
          </table:table-cell>
          <table:table-cell office:value-type="float" office:value="667" calcext:value-type="float">
            <text:p>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65" calcext:value-type="float">
            <text:p>56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909" calcext:value-type="float">
            <text:p>9909</text:p>
          </table:table-cell>
          <table:table-cell office:value-type="float" office:value="37" calcext:value-type="float">
            <text:p>37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0487" calcext:value-type="float">
            <text:p>10487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26294" calcext:value-type="float">
            <text:p>26294</text:p>
          </table:table-cell>
          <table:table-cell office:value-type="float" office:value="742" calcext:value-type="float">
            <text:p>742</text:p>
          </table:table-cell>
          <table:table-cell office:value-type="float" office:value="9745" calcext:value-type="float">
            <text:p>97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462" calcext:value-type="float">
            <text:p>4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581" calcext:value-type="float">
            <text:p>17581</text:p>
          </table:table-cell>
          <table:table-cell office:value-type="float" office:value="18" calcext:value-type="float">
            <text:p>18</text:p>
          </table:table-cell>
          <table:table-cell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847" calcext:value-type="float">
            <text:p>184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319" calcext:value-type="float">
            <text:p>19319</text:p>
          </table:table-cell>
          <table:table-cell office:value-type="float" office:value="444" calcext:value-type="float">
            <text:p>444</text:p>
          </table:table-cell>
          <table:table-cell office:value-type="float" office:value="1403" calcext:value-type="float">
            <text:p>1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06" calcext:value-type="float">
            <text:p>50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641" calcext:value-type="float">
            <text:p>17641</text:p>
          </table:table-cell>
          <table:table-cell office:value-type="float" office:value="72" calcext:value-type="float">
            <text:p>72</text:p>
          </table:table-cell>
          <table:table-cell office:value-type="float" office:value="434" calcext:value-type="float">
            <text:p>4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543" calcext:value-type="float">
            <text:p>1543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7888" calcext:value-type="float">
            <text:p>7888</text:p>
          </table:table-cell>
          <table:table-cell office:value-type="float" office:value="163" calcext:value-type="float">
            <text:p>163</text:p>
          </table:table-cell>
          <table:table-cell office:value-type="float" office:value="1380" calcext:value-type="float">
            <text:p>13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5183" calcext:value-type="float">
            <text:p>5183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9615" calcext:value-type="float">
            <text:p>9615</text:p>
          </table:table-cell>
          <table:table-cell office:value-type="float" office:value="613" calcext:value-type="float">
            <text:p>613</text:p>
          </table:table-cell>
          <table:table-cell office:value-type="float" office:value="4570" calcext:value-type="float">
            <text:p>45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6" calcext:value-type="date">
            <text:p>2020-06-06</text:p>
          </table:table-cell>
          <table:table-cell table:formula="of:=SUM([.E1971:.E1995])" office:value-type="float" office:value="191758" calcext:value-type="float">
            <text:p>191758</text:p>
          </table:table-cell>
          <table:table-cell table:formula="of:=SUM([.F1971:.F1995])" office:value-type="float" office:value="5301" calcext:value-type="float">
            <text:p>5301</text:p>
          </table:table-cell>
          <table:table-cell office:value-type="float" office:value="82731" calcext:value-type="float">
            <text:p>82731</text:p>
          </table:table-cell>
          <table:table-cell table:formula="of:=SUM([.H1971:.H1995])" office:value-type="float" office:value="981245" calcext:value-type="float">
            <text:p>981245</text:p>
          </table:table-cell>
          <table:table-cell table:formula="of:=SUM([.I1971:.I1995])" office:value-type="float" office:value="44018" calcext:value-type="float">
            <text:p>44018</text:p>
          </table:table-cell>
          <table:table-cell table:formula="of:=SUM([.J1971:.J1995])" office:value-type="float" office:value="147740" calcext:value-type="float">
            <text:p>147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71" calcext:value-type="float">
            <text:p>77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221" calcext:value-type="float">
            <text:p>8221</text:p>
          </table:table-cell>
          <table:table-cell office:value-type="float" office:value="150" calcext:value-type="float">
            <text:p>150</text:p>
          </table:table-cell>
          <table:table-cell office:value-type="float" office:value="621" calcext:value-type="float">
            <text:p>6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86" calcext:value-type="float">
            <text:p>5386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9408" calcext:value-type="float">
            <text:p>29408</text:p>
          </table:table-cell>
          <table:table-cell office:value-type="float" office:value="780" calcext:value-type="float">
            <text:p>780</text:p>
          </table:table-cell>
          <table:table-cell office:value-type="float" office:value="4606" calcext:value-type="float">
            <text:p>4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331" calcext:value-type="float">
            <text:p>9331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460" calcext:value-type="float">
            <text:p>446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6562" calcext:value-type="float">
            <text:p>66562</text:p>
          </table:table-cell>
          <table:table-cell office:value-type="float" office:value="783" calcext:value-type="float">
            <text:p>783</text:p>
          </table:table-cell>
          <table:table-cell office:value-type="float" office:value="3677" calcext:value-type="float">
            <text:p>36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629" calcext:value-type="float">
            <text:p>9629</text:p>
          </table:table-cell>
          <table:table-cell office:value-type="float" office:value="304" calcext:value-type="float">
            <text:p>304</text:p>
          </table:table-cell>
          <table:table-cell office:value-type="float" office:value="606" calcext:value-type="float">
            <text:p>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35" calcext:value-type="float">
            <text:p>93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180" calcext:value-type="float">
            <text:p>19180</text:p>
          </table:table-cell>
          <table:table-cell office:value-type="float" office:value="240" calcext:value-type="float">
            <text:p>240</text:p>
          </table:table-cell>
          <table:table-cell office:value-type="float" office:value="695" calcext:value-type="float">
            <text:p>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3865" calcext:value-type="float">
            <text:p>13865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float" office:value="41676" calcext:value-type="float">
            <text:p>41676</text:p>
          </table:table-cell>
          <table:table-cell office:value-type="float" office:value="3053" calcext:value-type="float">
            <text:p>3053</text:p>
          </table:table-cell>
          <table:table-cell office:value-type="float" office:value="10812" calcext:value-type="float">
            <text:p>108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229" calcext:value-type="float">
            <text:p>122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020" calcext:value-type="float">
            <text:p>22020</text:p>
          </table:table-cell>
          <table:table-cell office:value-type="float" office:value="146" calcext:value-type="float">
            <text:p>146</text:p>
          </table:table-cell>
          <table:table-cell office:value-type="float" office:value="1083" calcext:value-type="float">
            <text:p>1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28" calcext:value-type="float">
            <text:p>5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9119" calcext:value-type="float">
            <text:p>9119</text:p>
          </table:table-cell>
          <table:table-cell office:value-type="float" office:value="40" calcext:value-type="float">
            <text:p>40</text:p>
          </table:table-cell>
          <table:table-cell office:value-type="float" office:value="488" calcext:value-type="float">
            <text:p>4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76" calcext:value-type="float">
            <text:p>117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1741" calcext:value-type="float">
            <text:p>11741</text:p>
          </table:table-cell>
          <table:table-cell office:value-type="float" office:value="105" calcext:value-type="float">
            <text:p>105</text:p>
          </table:table-cell>
          <table:table-cell office:value-type="float" office:value="1071" calcext:value-type="float">
            <text:p>1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330" calcext:value-type="float">
            <text:p>4330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26013" calcext:value-type="float">
            <text:p>26013</text:p>
          </table:table-cell>
          <table:table-cell office:value-type="float" office:value="913" calcext:value-type="float">
            <text:p>913</text:p>
          </table:table-cell>
          <table:table-cell office:value-type="float" office:value="3417" calcext:value-type="float">
            <text:p>3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2158" calcext:value-type="float">
            <text:p>215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3966" calcext:value-type="float">
            <text:p>23966</text:p>
          </table:table-cell>
          <table:table-cell office:value-type="float" office:value="380" calcext:value-type="float">
            <text:p>380</text:p>
          </table:table-cell>
          <table:table-cell office:value-type="float" office:value="1778" calcext:value-type="float">
            <text:p>17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841" calcext:value-type="float">
            <text:p>5841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float" office:value="39390" calcext:value-type="float">
            <text:p>39390</text:p>
          </table:table-cell>
          <table:table-cell office:value-type="float" office:value="1146" calcext:value-type="float">
            <text:p>1146</text:p>
          </table:table-cell>
          <table:table-cell office:value-type="float" office:value="4695" calcext:value-type="float">
            <text:p>4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9829" calcext:value-type="float">
            <text:p>9829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float" office:value="28672" calcext:value-type="float">
            <text:p>28672</text:p>
          </table:table-cell>
          <table:table-cell office:value-type="float" office:value="1599" calcext:value-type="float">
            <text:p>1599</text:p>
          </table:table-cell>
          <table:table-cell office:value-type="float" office:value="8230" calcext:value-type="float">
            <text:p>82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16159" calcext:value-type="float">
            <text:p>116159</text:p>
          </table:table-cell>
          <table:table-cell office:value-type="float" office:value="2283" calcext:value-type="float">
            <text:p>2283</text:p>
          </table:table-cell>
          <table:table-cell/>
          <table:table-cell office:value-type="float" office:value="496123" calcext:value-type="float">
            <text:p>496123</text:p>
          </table:table-cell>
          <table:table-cell office:value-type="float" office:value="31094" calcext:value-type="float">
            <text:p>31094</text:p>
          </table:table-cell>
          <table:table-cell office:value-type="float" office:value="85065" calcext:value-type="float">
            <text:p>850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225" calcext:value-type="float">
            <text:p>6225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3441" calcext:value-type="float">
            <text:p>13441</text:p>
          </table:table-cell>
          <table:table-cell office:value-type="float" office:value="2688" calcext:value-type="float">
            <text:p>2688</text:p>
          </table:table-cell>
          <table:table-cell office:value-type="float" office:value="3537" calcext:value-type="float">
            <text:p>3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744" calcext:value-type="float">
            <text:p>74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9841" calcext:value-type="float">
            <text:p>9841</text:p>
          </table:table-cell>
          <table:table-cell office:value-type="float" office:value="230" calcext:value-type="float">
            <text:p>230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395" calcext:value-type="float">
            <text:p>20395</text:p>
          </table:table-cell>
          <table:table-cell office:value-type="float" office:value="7" calcext:value-type="float">
            <text:p>7</text:p>
          </table:table-cell>
          <table:table-cell office:value-type="float" office:value="669" calcext:value-type="float">
            <text:p>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74" calcext:value-type="float">
            <text:p>57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087" calcext:value-type="float">
            <text:p>10087</text:p>
          </table:table-cell>
          <table:table-cell office:value-type="float" office:value="37" calcext:value-type="float">
            <text:p>37</text:p>
          </table:table-cell>
          <table:table-cell office:value-type="float" office:value="537" calcext:value-type="float">
            <text:p>5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0716" calcext:value-type="float">
            <text:p>10716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float" office:value="27007" calcext:value-type="float">
            <text:p>27007</text:p>
          </table:table-cell>
          <table:table-cell office:value-type="float" office:value="818" calcext:value-type="float">
            <text:p>818</text:p>
          </table:table-cell>
          <table:table-cell office:value-type="float" office:value="9898" calcext:value-type="float">
            <text:p>98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68" calcext:value-type="float">
            <text:p>46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751" calcext:value-type="float">
            <text:p>17751</text:p>
          </table:table-cell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896" calcext:value-type="float">
            <text:p>1896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9621" calcext:value-type="float">
            <text:p>19621</text:p>
          </table:table-cell>
          <table:table-cell office:value-type="float" office:value="448" calcext:value-type="float">
            <text:p>448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493" calcext:value-type="float">
            <text:p>49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76" calcext:value-type="float">
            <text:p>18076</text:p>
          </table:table-cell>
          <table:table-cell office:value-type="float" office:value="41" calcext:value-type="float">
            <text:p>41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8070" calcext:value-type="float">
            <text:p>8070</text:p>
          </table:table-cell>
          <table:table-cell office:value-type="float" office:value="163" calcext:value-type="float">
            <text:p>163</text:p>
          </table:table-cell>
          <table:table-cell office:value-type="float" office:value="1418" calcext:value-type="float">
            <text:p>1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5306" calcext:value-type="float">
            <text:p>5306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0101" calcext:value-type="float">
            <text:p>10101</text:p>
          </table:table-cell>
          <table:table-cell office:value-type="float" office:value="689" calcext:value-type="float">
            <text:p>689</text:p>
          </table:table-cell>
          <table:table-cell office:value-type="float" office:value="4617" calcext:value-type="float">
            <text:p>46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6-07" calcext:value-type="date">
            <text:p>2020-06-07</text:p>
          </table:table-cell>
          <table:table-cell table:formula="of:=SUM([.E1997:.E2021])" office:value-type="float" office:value="196515" calcext:value-type="float">
            <text:p>196515</text:p>
          </table:table-cell>
          <table:table-cell table:formula="of:=SUM([.F1997:.F2021])" office:value-type="float" office:value="5465" calcext:value-type="float">
            <text:p>5465</text:p>
          </table:table-cell>
          <table:table-cell office:value-type="float" office:value="86219" calcext:value-type="float">
            <text:p>86219</text:p>
          </table:table-cell>
          <table:table-cell table:formula="of:=SUM([.H1997:.H2021])" office:value-type="float" office:value="995441" calcext:value-type="float">
            <text:p>995441</text:p>
          </table:table-cell>
          <table:table-cell table:formula="of:=SUM([.I1997:.I2021])" office:value-type="float" office:value="45884" calcext:value-type="float">
            <text:p>45884</text:p>
          </table:table-cell>
          <table:table-cell table:formula="of:=SUM([.J1997:.J2021])" office:value-type="float" office:value="150631" calcext:value-type="float">
            <text:p>150631</text:p>
          </table:table-cell>
          <table:table-cell table:number-columns-repeated="9"/>
        </table:table-row>
        <table:table-row table:style-name="ro1" table:number-rows-repeated="1046553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A1:peru.K165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7:09:16.179430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07T17:14:54.157446730</dc:date>
    <dc:creator>Jesus Castagnetto</dc:creator>
    <meta:editing-duration>PT21H42M38S</meta:editing-duration>
    <meta:editing-cycles>171</meta:editing-cycles>
    <meta:generator>LibreOffice/6.4.3.2$Linux_X86_64 LibreOffice_project/40$Build-2</meta:generator>
    <meta:document-statistic meta:table-count="1" meta:cell-count="15498" meta:object-count="0"/>
  </office:meta>
</office:document-meta>
</file>